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BR_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Abril-2016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727.45" table:style-name="ce14">
            <text:p>727<text:s/></text:p>
          </table:table-cell>
          <table:table-cell office:value-type="float" office:value="3062.27" table:style-name="ce14">
            <text:p>3.062<text:s/></text:p>
          </table:table-cell>
          <table:table-cell office:value-type="float" office:value="56291323.729999997" table:style-name="ce14">
            <text:p>56.291.324<text:s/></text:p>
          </table:table-cell>
          <table:table-cell office:value-type="float" office:value="498.37" table:style-name="ce14">
            <text:p>498<text:s/></text:p>
          </table:table-cell>
          <table:table-cell office:value-type="float" office:value="57254651.880000003" table:style-name="ce14">
            <text:p>57.254.652<text:s/></text:p>
          </table:table-cell>
          <table:table-cell office:value-type="float" office:value="22781300.23" table:style-name="ce14">
            <text:p>22.781.300<text:s/></text:p>
          </table:table-cell>
          <table:table-cell office:value-type="float" office:value="3248958.3099999996" table:style-name="ce14">
            <text:p>3.248.958<text:s/></text:p>
          </table:table-cell>
          <table:table-cell office:value-type="float" office:value="73930128.849999994" table:style-name="ce14">
            <text:p>73.930.129<text:s/></text:p>
          </table:table-cell>
          <table:table-cell office:value-type="float" office:value="21971514.23" table:style-name="ce14">
            <text:p>21.971.514<text:s/></text:p>
          </table:table-cell>
          <table:table-cell office:value-type="float" office:value="1726997.4" table:style-name="ce14">
            <text:p>1.726.997<text:s/></text:p>
          </table:table-cell>
          <table:table-cell office:value-type="float" office:value="65749399.710000001" table:style-name="ce14">
            <text:p>65.749.400<text:s/></text:p>
          </table:table-cell>
          <table:table-cell office:value-type="float" office:value="71321.97" table:style-name="ce14">
            <text:p>71.322<text:s/></text:p>
          </table:table-cell>
          <table:table-cell office:value-type="float" office:value="1249188.3899999999" table:style-name="ce14">
            <text:p>1.249.188<text:s/></text:p>
          </table:table-cell>
          <table:table-cell office:value-type="float" office:value="2084383.01" table:style-name="ce14">
            <text:p>2.084.383<text:s/></text:p>
          </table:table-cell>
          <table:table-cell office:value-type="float" office:value="3356647.63" table:style-name="ce14">
            <text:p>3.356.648<text:s/></text:p>
          </table:table-cell>
          <table:table-cell office:value-type="float" office:value="56922931.329999998" table:style-name="ce14">
            <text:p>56.922.931<text:s/></text:p>
          </table:table-cell>
          <table:table-cell office:value-type="float" office:value="42718.23" table:style-name="ce14">
            <text:p>42.718<text:s/></text:p>
          </table:table-cell>
          <table:table-cell office:value-type="float" office:value="200691196.59999999" table:style-name="ce14">
            <text:p>200.691.197<text:s/></text:p>
          </table:table-cell>
          <table:table-cell office:value-type="float" office:value="203372020.56" table:style-name="ce14">
            <text:p>203.372.021<text:s/></text:p>
          </table:table-cell>
          <table:table-cell office:value-type="float" office:value="606292.55000000005" table:style-name="ce14">
            <text:p>606.293<text:s/></text:p>
          </table:table-cell>
          <table:table-cell office:value-type="float" office:value="40201.699999999997" table:style-name="ce14">
            <text:p>40.202<text:s/></text:p>
          </table:table-cell>
          <table:table-cell office:value-type="float" office:value="44727.1" table:style-name="ce14">
            <text:p>44.727<text:s/></text:p>
          </table:table-cell>
          <table:table-cell office:value-type="float" office:value="69891715.040000007" table:style-name="ce14">
            <text:p>69.891.715<text:s/></text:p>
          </table:table-cell>
          <table:table-cell office:value-type="float" office:value="280343394.25999999" table:style-name="ce14">
            <text:p>280.343.394<text:s/></text:p>
          </table:table-cell>
          <table:table-cell office:value-type="float" office:value="145315.28" table:style-name="ce14">
            <text:p>145.315<text:s/></text:p>
          </table:table-cell>
          <table:table-cell office:value-type="float" office:value="1199830447.8399999" table:style-name="ce14">
            <text:p>1.199.830.448<text:s/></text:p>
          </table:table-cell>
          <table:table-cell office:value-type="float" office:value="1485.19" table:style-name="ce14">
            <text:p>1.485<text:s/></text:p>
          </table:table-cell>
          <table:table-cell office:value-type="float" office:value="2321652549.1099997" table:style-name="ce15">
            <text:p>2.321.652.5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4">
            <text:p>-<text:s/></text:p>
          </table:table-cell>
          <table:table-cell office:value-type="float" office:value="1322.38" table:style-name="ce14">
            <text:p>1.322<text:s/></text:p>
          </table:table-cell>
          <table:table-cell office:value-type="float" office:value="-3.77" table:style-name="ce14">
            <text:p>(4)</text:p>
          </table:table-cell>
          <table:table-cell office:value-type="float" office:value="0" table:style-name="ce14">
            <text:p>-<text:s/></text:p>
          </table:table-cell>
          <table:table-cell office:value-type="float" office:value="21268.69" table:style-name="ce14">
            <text:p>21.269<text:s/></text:p>
          </table:table-cell>
          <table:table-cell office:value-type="float" office:value="-17.899999999999999" table:style-name="ce14">
            <text:p>(18)</text:p>
          </table:table-cell>
          <table:table-cell office:value-type="float" office:value="173.89" table:style-name="ce14">
            <text:p>174<text:s/></text:p>
          </table:table-cell>
          <table:table-cell office:value-type="float" office:value="-27.03" table:style-name="ce14">
            <text:p>(27)</text:p>
          </table:table-cell>
          <table:table-cell office:value-type="float" office:value="21899.599999999999" table:style-name="ce14">
            <text:p>21.900<text:s/></text:p>
          </table:table-cell>
          <table:table-cell office:value-type="float" office:value="1523.09" table:style-name="ce14">
            <text:p>1.523<text:s/></text:p>
          </table:table-cell>
          <table:table-cell office:value-type="float" office:value="341.58" table:style-name="ce14">
            <text:p>342<text:s/></text:p>
          </table:table-cell>
          <table:table-cell office:value-type="float" office:value="-31.22" table:style-name="ce14">
            <text:p>(31)</text:p>
          </table:table-cell>
          <table:table-cell office:value-type="float" office:value="-7.83" table:style-name="ce14">
            <text:p>(8)</text:p>
          </table:table-cell>
          <table:table-cell office:value-type="float" office:value="193479.39" table:style-name="ce14">
            <text:p>193.479<text:s/></text:p>
          </table:table-cell>
          <table:table-cell office:value-type="float" office:value="-61.37" table:style-name="ce14">
            <text:p>(61)</text:p>
          </table:table-cell>
          <table:table-cell office:value-type="float" office:value="37140.46" table:style-name="ce14">
            <text:p>37.140<text:s/></text:p>
          </table:table-cell>
          <table:table-cell office:value-type="float" office:value="-2.96" table:style-name="ce14">
            <text:p>(3)</text:p>
          </table:table-cell>
          <table:table-cell office:value-type="float" office:value="335526.12" table:style-name="ce14">
            <text:p>335.526<text:s/></text:p>
          </table:table-cell>
          <table:table-cell office:value-type="float" office:value="1949.92" table:style-name="ce14">
            <text:p>1.950<text:s/></text:p>
          </table:table-cell>
          <table:table-cell office:value-type="float" office:value="-2.41" table:style-name="ce14">
            <text:p>(2)</text:p>
          </table:table-cell>
          <table:table-cell office:value-type="float" office:value="-17.14" table:style-name="ce14">
            <text:p>(17)</text:p>
          </table:table-cell>
          <table:table-cell office:value-type="float" office:value="-1.83" table:style-name="ce14">
            <text:p>(2)</text:p>
          </table:table-cell>
          <table:table-cell office:value-type="float" office:value="185624.47" table:style-name="ce14">
            <text:p>185.624<text:s/></text:p>
          </table:table-cell>
          <table:table-cell office:value-type="float" office:value="478881.67" table:style-name="ce14">
            <text:p>478.882<text:s/></text:p>
          </table:table-cell>
          <table:table-cell office:value-type="float" office:value="-30.27" table:style-name="ce14">
            <text:p>(30)</text:p>
          </table:table-cell>
          <table:table-cell office:value-type="float" office:value="610499.52" table:style-name="ce14">
            <text:p>610.500<text:s/></text:p>
          </table:table-cell>
          <table:table-cell office:value-type="float" office:value="-19.25" table:style-name="ce14">
            <text:p>(19)</text:p>
          </table:table-cell>
          <table:table-cell office:value-type="float" office:value="1889407.8" table:style-name="ce15">
            <text:p>1.889.4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455372.65" table:style-name="ce14">
            <text:p>455.373<text:s/></text:p>
          </table:table-cell>
          <table:table-cell office:value-type="float" office:value="2453714.9900000002" table:style-name="ce14">
            <text:p>2.453.715<text:s/></text:p>
          </table:table-cell>
          <table:table-cell office:value-type="float" office:value="10743758.960000001" table:style-name="ce14">
            <text:p>10.743.759<text:s/></text:p>
          </table:table-cell>
          <table:table-cell office:value-type="float" office:value="156458.22" table:style-name="ce14">
            <text:p>156.458<text:s/></text:p>
          </table:table-cell>
          <table:table-cell office:value-type="float" office:value="129947308.11" table:style-name="ce14">
            <text:p>129.947.308<text:s/></text:p>
          </table:table-cell>
          <table:table-cell office:value-type="float" office:value="31654756.530000001" table:style-name="ce14">
            <text:p>31.654.757<text:s/></text:p>
          </table:table-cell>
          <table:table-cell office:value-type="float" office:value="5903984.3899999997" table:style-name="ce14">
            <text:p>5.903.984<text:s/></text:p>
          </table:table-cell>
          <table:table-cell office:value-type="float" office:value="126502769.67" table:style-name="ce14">
            <text:p>126.502.770<text:s/></text:p>
          </table:table-cell>
          <table:table-cell office:value-type="float" office:value="27297590.780000001" table:style-name="ce14">
            <text:p>27.297.591<text:s/></text:p>
          </table:table-cell>
          <table:table-cell office:value-type="float" office:value="4450058.49" table:style-name="ce14">
            <text:p>4.450.058<text:s/></text:p>
          </table:table-cell>
          <table:table-cell office:value-type="float" office:value="460667731.58999997" table:style-name="ce14">
            <text:p>460.667.732<text:s/></text:p>
          </table:table-cell>
          <table:table-cell office:value-type="float" office:value="6196195.5099999998" table:style-name="ce14">
            <text:p>6.196.196<text:s/></text:p>
          </table:table-cell>
          <table:table-cell office:value-type="float" office:value="5911518.6399999997" table:style-name="ce14">
            <text:p>5.911.519<text:s/></text:p>
          </table:table-cell>
          <table:table-cell office:value-type="float" office:value="7309270.7999999998" table:style-name="ce14">
            <text:p>7.309.271<text:s/></text:p>
          </table:table-cell>
          <table:table-cell office:value-type="float" office:value="5384475.5700000003" table:style-name="ce14">
            <text:p>5.384.476<text:s/></text:p>
          </table:table-cell>
          <table:table-cell office:value-type="float" office:value="87203838.650000006" table:style-name="ce14">
            <text:p>87.203.839<text:s/></text:p>
          </table:table-cell>
          <table:table-cell office:value-type="float" office:value="2110196.59" table:style-name="ce14">
            <text:p>2.110.197<text:s/></text:p>
          </table:table-cell>
          <table:table-cell office:value-type="float" office:value="244857759.36000001" table:style-name="ce14">
            <text:p>244.857.759<text:s/></text:p>
          </table:table-cell>
          <table:table-cell office:value-type="float" office:value="249981126.97999999" table:style-name="ce14">
            <text:p>249.981.127<text:s/></text:p>
          </table:table-cell>
          <table:table-cell office:value-type="float" office:value="2603314.0299999998" table:style-name="ce14">
            <text:p>2.603.314<text:s/></text:p>
          </table:table-cell>
          <table:table-cell office:value-type="float" office:value="1723055.76" table:style-name="ce14">
            <text:p>1.723.056<text:s/></text:p>
          </table:table-cell>
          <table:table-cell office:value-type="float" office:value="79329.14" table:style-name="ce14">
            <text:p>79.329<text:s/></text:p>
          </table:table-cell>
          <table:table-cell office:value-type="float" office:value="366410268.88" table:style-name="ce14">
            <text:p>366.410.269<text:s/></text:p>
          </table:table-cell>
          <table:table-cell office:value-type="float" office:value="245715011.61000001" table:style-name="ce14">
            <text:p>245.715.012<text:s/></text:p>
          </table:table-cell>
          <table:table-cell office:value-type="float" office:value="4657009.55" table:style-name="ce14">
            <text:p>4.657.010<text:s/></text:p>
          </table:table-cell>
          <table:table-cell office:value-type="float" office:value="1654062664.21" table:style-name="ce14">
            <text:p>1.654.062.664<text:s/></text:p>
          </table:table-cell>
          <table:table-cell office:value-type="float" office:value="428322.71" table:style-name="ce14">
            <text:p>428.323<text:s/></text:p>
          </table:table-cell>
          <table:table-cell office:value-type="float" office:value="3684866862.3699999" table:style-name="ce15">
            <text:p>3.684.866.8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57698.64" table:style-name="ce14">
            <text:p>57.69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9041.21" table:style-name="ce14">
            <text:p>19.04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3700893.64999998" table:style-name="ce14">
            <text:p>313.700.894<text:s/></text:p>
          </table:table-cell>
          <table:table-cell office:value-type="float" office:value="6840" table:style-name="ce14">
            <text:p>6.84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20.8200000000002" table:style-name="ce14">
            <text:p>2.521<text:s/></text:p>
          </table:table-cell>
          <table:table-cell office:value-type="float" office:value="9300.18" table:style-name="ce14">
            <text:p>9.300<text:s/></text:p>
          </table:table-cell>
          <table:table-cell office:value-type="float" office:value="93363.25" table:style-name="ce14">
            <text:p>93.36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3601615.280000001" table:style-name="ce14">
            <text:p>83.601.615<text:s/></text:p>
          </table:table-cell>
          <table:table-cell office:value-type="float" office:value="1530.6" table:style-name="ce14">
            <text:p>1.531<text:s/></text:p>
          </table:table-cell>
          <table:table-cell office:value-type="float" office:value="227862.75" table:style-name="ce14">
            <text:p>227.863<text:s/></text:p>
          </table:table-cell>
          <table:table-cell office:value-type="float" office:value="11249.76" table:style-name="ce14">
            <text:p>11.25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97731916.13999999" table:style-name="ce15">
            <text:p>397.731.9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418940.57" table:style-name="ce14">
            <text:p>418.941<text:s/></text:p>
          </table:table-cell>
          <table:table-cell office:value-type="float" office:value="835065.1" table:style-name="ce14">
            <text:p>835.065<text:s/></text:p>
          </table:table-cell>
          <table:table-cell office:value-type="float" office:value="2843095.69" table:style-name="ce14">
            <text:p>2.843.09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382714.57" table:style-name="ce14">
            <text:p>15.382.715<text:s/></text:p>
          </table:table-cell>
          <table:table-cell office:value-type="float" office:value="9477344.5500000007" table:style-name="ce14">
            <text:p>9.477.345<text:s/></text:p>
          </table:table-cell>
          <table:table-cell office:value-type="float" office:value="1652114.77" table:style-name="ce14">
            <text:p>1.652.115<text:s/></text:p>
          </table:table-cell>
          <table:table-cell office:value-type="float" office:value="2267667.17" table:style-name="ce14">
            <text:p>2.267.667<text:s/></text:p>
          </table:table-cell>
          <table:table-cell office:value-type="float" office:value="5379138.5700000003" table:style-name="ce14">
            <text:p>5.379.139<text:s/></text:p>
          </table:table-cell>
          <table:table-cell office:value-type="float" office:value="3409139.6" table:style-name="ce14">
            <text:p>3.409.140<text:s/></text:p>
          </table:table-cell>
          <table:table-cell office:value-type="float" office:value="15834780.15" table:style-name="ce14">
            <text:p>15.834.780<text:s/></text:p>
          </table:table-cell>
          <table:table-cell office:value-type="float" office:value="472920.71" table:style-name="ce14">
            <text:p>472.921<text:s/></text:p>
          </table:table-cell>
          <table:table-cell office:value-type="float" office:value="2643462.4700000002" table:style-name="ce14">
            <text:p>2.643.462<text:s/></text:p>
          </table:table-cell>
          <table:table-cell office:value-type="float" office:value="1825889.03" table:style-name="ce14">
            <text:p>1.825.889<text:s/></text:p>
          </table:table-cell>
          <table:table-cell office:value-type="float" office:value="1304910.1399999999" table:style-name="ce14">
            <text:p>1.304.910<text:s/></text:p>
          </table:table-cell>
          <table:table-cell office:value-type="float" office:value="14027935.810000001" table:style-name="ce14">
            <text:p>14.027.936<text:s/></text:p>
          </table:table-cell>
          <table:table-cell office:value-type="float" office:value="947456.22" table:style-name="ce14">
            <text:p>947.456<text:s/></text:p>
          </table:table-cell>
          <table:table-cell office:value-type="float" office:value="6084831.7800000003" table:style-name="ce14">
            <text:p>6.084.832<text:s/></text:p>
          </table:table-cell>
          <table:table-cell office:value-type="float" office:value="23192891.129999999" table:style-name="ce14">
            <text:p>23.192.891<text:s/></text:p>
          </table:table-cell>
          <table:table-cell office:value-type="float" office:value="399969.09" table:style-name="ce14">
            <text:p>399.969<text:s/></text:p>
          </table:table-cell>
          <table:table-cell office:value-type="float" office:value="114339.18" table:style-name="ce14">
            <text:p>114.339<text:s/></text:p>
          </table:table-cell>
          <table:table-cell office:value-type="float" office:value="8344.81" table:style-name="ce14">
            <text:p>8.345<text:s/></text:p>
          </table:table-cell>
          <table:table-cell office:value-type="float" office:value="9922803.3800000008" table:style-name="ce14">
            <text:p>9.922.803<text:s/></text:p>
          </table:table-cell>
          <table:table-cell office:value-type="float" office:value="6765901.0199999996" table:style-name="ce14">
            <text:p>6.765.901<text:s/></text:p>
          </table:table-cell>
          <table:table-cell office:value-type="float" office:value="1716379.84" table:style-name="ce14">
            <text:p>1.716.380<text:s/></text:p>
          </table:table-cell>
          <table:table-cell office:value-type="float" office:value="73365772.689999998" table:style-name="ce14">
            <text:p>73.365.773<text:s/></text:p>
          </table:table-cell>
          <table:table-cell office:value-type="float" office:value="30728.58" table:style-name="ce14">
            <text:p>30.729<text:s/></text:p>
          </table:table-cell>
          <table:table-cell office:value-type="float" office:value="200324536.62000003" table:style-name="ce15">
            <text:p>200.324.5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2869.07" table:style-name="ce14">
            <text:p>12.86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9878.09" table:style-name="ce14">
            <text:p>29.87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467.34" table:style-name="ce14">
            <text:p>25.46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8667354.469999999" table:style-name="ce14">
            <text:p>28.667.354<text:s/></text:p>
          </table:table-cell>
          <table:table-cell office:value-type="float" office:value="1131937.72" table:style-name="ce14">
            <text:p>1.131.93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148.51" table:style-name="ce14">
            <text:p>10.149<text:s/></text:p>
          </table:table-cell>
          <table:table-cell office:value-type="float" office:value="4858.42" table:style-name="ce14">
            <text:p>4.85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018.28" table:style-name="ce14">
            <text:p>13.018<text:s/></text:p>
          </table:table-cell>
          <table:table-cell office:value-type="float" office:value="8240432.0300000003" table:style-name="ce14">
            <text:p>8.240.43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2875749.710000001" table:style-name="ce14">
            <text:p>32.875.750<text:s/></text:p>
          </table:table-cell>
          <table:table-cell office:value-type="float" office:value="31064981.620000001" table:style-name="ce14">
            <text:p>31.064.98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7197407" table:style-name="ce14">
            <text:p>67.197.407<text:s/></text:p>
          </table:table-cell>
          <table:table-cell office:value-type="float" office:value="6296788.0099999998" table:style-name="ce14">
            <text:p>6.296.78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8869473.86000001" table:style-name="ce14">
            <text:p>148.869.47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24440364.13" table:style-name="ce15">
            <text:p>324.440.3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5904.44" table:style-name="ce14">
            <text:p>5.90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235618.8499999996" table:style-name="ce14">
            <text:p>4.235.61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4403048.420000002" table:style-name="ce14">
            <text:p>44.403.048<text:s/></text:p>
          </table:table-cell>
          <table:table-cell office:value-type="float" office:value="9473546.25" table:style-name="ce14">
            <text:p>9.473.546<text:s/></text:p>
          </table:table-cell>
          <table:table-cell office:value-type="float" office:value="1393544.47" table:style-name="ce14">
            <text:p>1.393.544<text:s/></text:p>
          </table:table-cell>
          <table:table-cell office:value-type="float" office:value="55915288.729999997" table:style-name="ce14">
            <text:p>55.915.289<text:s/></text:p>
          </table:table-cell>
          <table:table-cell office:value-type="float" office:value="2456521" table:style-name="ce14">
            <text:p>2.456.521<text:s/></text:p>
          </table:table-cell>
          <table:table-cell office:value-type="float" office:value="443702.04" table:style-name="ce14">
            <text:p>443.702<text:s/></text:p>
          </table:table-cell>
          <table:table-cell office:value-type="float" office:value="32060826.039999999" table:style-name="ce14">
            <text:p>32.060.826<text:s/></text:p>
          </table:table-cell>
          <table:table-cell office:value-type="float" office:value="35571.47" table:style-name="ce14">
            <text:p>35.571<text:s/></text:p>
          </table:table-cell>
          <table:table-cell office:value-type="float" office:value="435818.15" table:style-name="ce14">
            <text:p>435.818<text:s/></text:p>
          </table:table-cell>
          <table:table-cell office:value-type="float" office:value="2454792.38" table:style-name="ce14">
            <text:p>2.454.792<text:s/></text:p>
          </table:table-cell>
          <table:table-cell office:value-type="float" office:value="1492388.28" table:style-name="ce14">
            <text:p>1.492.388<text:s/></text:p>
          </table:table-cell>
          <table:table-cell office:value-type="float" office:value="29437909.98" table:style-name="ce14">
            <text:p>29.437.910<text:s/></text:p>
          </table:table-cell>
          <table:table-cell office:value-type="float" office:value="18312.88" table:style-name="ce14">
            <text:p>18.313<text:s/></text:p>
          </table:table-cell>
          <table:table-cell office:value-type="float" office:value="96413322.420000002" table:style-name="ce14">
            <text:p>96.413.322<text:s/></text:p>
          </table:table-cell>
          <table:table-cell office:value-type="float" office:value="90644952.230000004" table:style-name="ce14">
            <text:p>90.644.952<text:s/></text:p>
          </table:table-cell>
          <table:table-cell office:value-type="float" office:value="334334.06" table:style-name="ce14">
            <text:p>334.33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6410.18" table:style-name="ce14">
            <text:p>36.410<text:s/></text:p>
          </table:table-cell>
          <table:table-cell office:value-type="float" office:value="98622812.390000001" table:style-name="ce14">
            <text:p>98.622.812<text:s/></text:p>
          </table:table-cell>
          <table:table-cell office:value-type="float" office:value="108889194.73" table:style-name="ce14">
            <text:p>108.889.195<text:s/></text:p>
          </table:table-cell>
          <table:table-cell office:value-type="float" office:value="18224.39" table:style-name="ce14">
            <text:p>18.224<text:s/></text:p>
          </table:table-cell>
          <table:table-cell office:value-type="float" office:value="508065320.93000001" table:style-name="ce14">
            <text:p>508.065.32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87287364.71" table:style-name="ce15">
            <text:p>1.087.287.3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7658.57" table:style-name="ce14">
            <text:p>17.659<text:s/></text:p>
          </table:table-cell>
          <table:table-cell office:value-type="float" office:value="1618649.89" table:style-name="ce14">
            <text:p>1.618.650<text:s/></text:p>
          </table:table-cell>
          <table:table-cell office:value-type="float" office:value="3635166.33" table:style-name="ce14">
            <text:p>3.635.166<text:s/></text:p>
          </table:table-cell>
          <table:table-cell office:value-type="float" office:value="156458.22" table:style-name="ce14">
            <text:p>156.458<text:s/></text:p>
          </table:table-cell>
          <table:table-cell office:value-type="float" office:value="70078379.140000001" table:style-name="ce14">
            <text:p>70.078.379<text:s/></text:p>
          </table:table-cell>
          <table:table-cell office:value-type="float" office:value="12703865.729999999" table:style-name="ce14">
            <text:p>12.703.866<text:s/></text:p>
          </table:table-cell>
          <table:table-cell office:value-type="float" office:value="2858325.15" table:style-name="ce14">
            <text:p>2.858.325<text:s/></text:p>
          </table:table-cell>
          <table:table-cell office:value-type="float" office:value="39652459.299999997" table:style-name="ce14">
            <text:p>39.652.459<text:s/></text:p>
          </table:table-cell>
          <table:table-cell office:value-type="float" office:value="18310952.279999997" table:style-name="ce14">
            <text:p>18.310.952<text:s/></text:p>
          </table:table-cell>
          <table:table-cell office:value-type="float" office:value="597216.85000000009" table:style-name="ce14">
            <text:p>597.217<text:s/></text:p>
          </table:table-cell>
          <table:table-cell office:value-type="float" office:value="99061083.239999995" table:style-name="ce14">
            <text:p>99.061.083<text:s/></text:p>
          </table:table-cell>
          <table:table-cell office:value-type="float" office:value="5676004.9100000001" table:style-name="ce14">
            <text:p>5.676.005<text:s/></text:p>
          </table:table-cell>
          <table:table-cell office:value-type="float" office:value="2832238.02" table:style-name="ce14">
            <text:p>2.832.238<text:s/></text:p>
          </table:table-cell>
          <table:table-cell office:value-type="float" office:value="3028589.39" table:style-name="ce14">
            <text:p>3.028.589<text:s/></text:p>
          </table:table-cell>
          <table:table-cell office:value-type="float" office:value="2574158.8699999996" table:style-name="ce14">
            <text:p>2.574.159<text:s/></text:p>
          </table:table-cell>
          <table:table-cell office:value-type="float" office:value="35497560.829999998" table:style-name="ce14">
            <text:p>35.497.561<text:s/></text:p>
          </table:table-cell>
          <table:table-cell office:value-type="float" office:value="1144427.49" table:style-name="ce14">
            <text:p>1.144.427<text:s/></text:p>
          </table:table-cell>
          <table:table-cell office:value-type="float" office:value="109481334.63000001" table:style-name="ce14">
            <text:p>109.481.335<text:s/></text:p>
          </table:table-cell>
          <table:table-cell office:value-type="float" office:value="105069001.81999999" table:style-name="ce14">
            <text:p>105.069.002<text:s/></text:p>
          </table:table-cell>
          <table:table-cell office:value-type="float" office:value="1775647.63" table:style-name="ce14">
            <text:p>1.775.648<text:s/></text:p>
          </table:table-cell>
          <table:table-cell office:value-type="float" office:value="1608716.58" table:style-name="ce14">
            <text:p>1.608.717<text:s/></text:p>
          </table:table-cell>
          <table:table-cell office:value-type="float" office:value="34574.15" table:style-name="ce14">
            <text:p>34.574<text:s/></text:p>
          </table:table-cell>
          <table:table-cell office:value-type="float" office:value="107065630.83" table:style-name="ce14">
            <text:p>107.065.631<text:s/></text:p>
          </table:table-cell>
          <table:table-cell office:value-type="float" office:value="123761597.25" table:style-name="ce14">
            <text:p>123.761.597<text:s/></text:p>
          </table:table-cell>
          <table:table-cell office:value-type="float" office:value="2694542.57" table:style-name="ce14">
            <text:p>2.694.543<text:s/></text:p>
          </table:table-cell>
          <table:table-cell office:value-type="float" office:value="923750846.97000003" table:style-name="ce14">
            <text:p>923.750.847<text:s/></text:p>
          </table:table-cell>
          <table:table-cell office:value-type="float" office:value="397594.12999999995" table:style-name="ce14">
            <text:p>397.594<text:s/></text:p>
          </table:table-cell>
          <table:table-cell office:value-type="float" office:value="1675082680.77" table:style-name="ce15">
            <text:p>1.675.082.6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4689558.149999999" table:style-name="ce14">
            <text:p>24.689.558<text:s/></text:p>
          </table:table-cell>
          <table:table-cell office:value-type="float" office:value="117249777.05" table:style-name="ce14">
            <text:p>117.249.777<text:s/></text:p>
          </table:table-cell>
          <table:table-cell office:value-type="float" office:value="301025621.39999998" table:style-name="ce14">
            <text:p>301.025.621<text:s/></text:p>
          </table:table-cell>
          <table:table-cell office:value-type="float" office:value="15690633.289999999" table:style-name="ce14">
            <text:p>15.690.633<text:s/></text:p>
          </table:table-cell>
          <table:table-cell office:value-type="float" office:value="569979270.07000005" table:style-name="ce14">
            <text:p>569.979.270<text:s/></text:p>
          </table:table-cell>
          <table:table-cell office:value-type="float" office:value="504287779.36000001" table:style-name="ce14">
            <text:p>504.287.779<text:s/></text:p>
          </table:table-cell>
          <table:table-cell office:value-type="float" office:value="4215036469.0099998" table:style-name="ce14">
            <text:p>4.215.036.469<text:s/></text:p>
          </table:table-cell>
          <table:table-cell office:value-type="float" office:value="447911147.48000002" table:style-name="ce14">
            <text:p>447.911.147<text:s/></text:p>
          </table:table-cell>
          <table:table-cell office:value-type="float" office:value="450319027.11000001" table:style-name="ce14">
            <text:p>450.319.027<text:s/></text:p>
          </table:table-cell>
          <table:table-cell office:value-type="float" office:value="142742366.86000001" table:style-name="ce14">
            <text:p>142.742.367<text:s/></text:p>
          </table:table-cell>
          <table:table-cell office:value-type="float" office:value="1965178705.2" table:style-name="ce14">
            <text:p>1.965.178.705<text:s/></text:p>
          </table:table-cell>
          <table:table-cell office:value-type="float" office:value="241940533.19" table:style-name="ce14">
            <text:p>241.940.533<text:s/></text:p>
          </table:table-cell>
          <table:table-cell office:value-type="float" office:value="263987614.19999999" table:style-name="ce14">
            <text:p>263.987.614<text:s/></text:p>
          </table:table-cell>
          <table:table-cell office:value-type="float" office:value="259256934.36000001" table:style-name="ce14">
            <text:p>259.256.934<text:s/></text:p>
          </table:table-cell>
          <table:table-cell office:value-type="float" office:value="169535618.97999999" table:style-name="ce14">
            <text:p>169.535.619<text:s/></text:p>
          </table:table-cell>
          <table:table-cell office:value-type="float" office:value="506110767.39999998" table:style-name="ce14">
            <text:p>506.110.767<text:s/></text:p>
          </table:table-cell>
          <table:table-cell office:value-type="float" office:value="110366304.39" table:style-name="ce14">
            <text:p>110.366.304<text:s/></text:p>
          </table:table-cell>
          <table:table-cell office:value-type="float" office:value="1824229821.9000001" table:style-name="ce14">
            <text:p>1.824.229.822<text:s/></text:p>
          </table:table-cell>
          <table:table-cell office:value-type="float" office:value="5169750305.1899996" table:style-name="ce14">
            <text:p>5.169.750.305<text:s/></text:p>
          </table:table-cell>
          <table:table-cell office:value-type="float" office:value="177724211.66999999" table:style-name="ce14">
            <text:p>177.724.212<text:s/></text:p>
          </table:table-cell>
          <table:table-cell office:value-type="float" office:value="77327004.959999993" table:style-name="ce14">
            <text:p>77.327.005<text:s/></text:p>
          </table:table-cell>
          <table:table-cell office:value-type="float" office:value="22625235.510000002" table:style-name="ce14">
            <text:p>22.625.236<text:s/></text:p>
          </table:table-cell>
          <table:table-cell office:value-type="float" office:value="1872741484.73" table:style-name="ce14">
            <text:p>1.872.741.485<text:s/></text:p>
          </table:table-cell>
          <table:table-cell office:value-type="float" office:value="1025297335.5" table:style-name="ce14">
            <text:p>1.025.297.336<text:s/></text:p>
          </table:table-cell>
          <table:table-cell office:value-type="float" office:value="117403691.41" table:style-name="ce14">
            <text:p>117.403.691<text:s/></text:p>
          </table:table-cell>
          <table:table-cell office:value-type="float" office:value="15790961115.98" table:style-name="ce14">
            <text:p>15.790.961.116<text:s/></text:p>
          </table:table-cell>
          <table:table-cell office:value-type="float" office:value="57427865.369999997" table:style-name="ce14">
            <text:p>57.427.865<text:s/></text:p>
          </table:table-cell>
          <table:table-cell office:value-type="float" office:value="36440796199.719994" table:style-name="ce15">
            <text:p>36.440.796.20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9111904.8800000008" table:style-name="ce14">
            <text:p>9.111.905<text:s/></text:p>
          </table:table-cell>
          <table:table-cell office:value-type="float" office:value="58331570.75" table:style-name="ce14">
            <text:p>58.331.571<text:s/></text:p>
          </table:table-cell>
          <table:table-cell office:value-type="float" office:value="43033972.5" table:style-name="ce14">
            <text:p>43.033.973<text:s/></text:p>
          </table:table-cell>
          <table:table-cell office:value-type="float" office:value="6263951.9900000002" table:style-name="ce14">
            <text:p>6.263.952<text:s/></text:p>
          </table:table-cell>
          <table:table-cell office:value-type="float" office:value="186125765.40000001" table:style-name="ce14">
            <text:p>186.125.765<text:s/></text:p>
          </table:table-cell>
          <table:table-cell office:value-type="float" office:value="133622501.19" table:style-name="ce14">
            <text:p>133.622.501<text:s/></text:p>
          </table:table-cell>
          <table:table-cell office:value-type="float" office:value="220508280.74000001" table:style-name="ce14">
            <text:p>220.508.281<text:s/></text:p>
          </table:table-cell>
          <table:table-cell office:value-type="float" office:value="130078493.11" table:style-name="ce14">
            <text:p>130.078.493<text:s/></text:p>
          </table:table-cell>
          <table:table-cell office:value-type="float" office:value="181527468.72999999" table:style-name="ce14">
            <text:p>181.527.469<text:s/></text:p>
          </table:table-cell>
          <table:table-cell office:value-type="float" office:value="49558571.130000003" table:style-name="ce14">
            <text:p>49.558.571<text:s/></text:p>
          </table:table-cell>
          <table:table-cell office:value-type="float" office:value="715972320.21000004" table:style-name="ce14">
            <text:p>715.972.320<text:s/></text:p>
          </table:table-cell>
          <table:table-cell office:value-type="float" office:value="124091161.8" table:style-name="ce14">
            <text:p>124.091.162<text:s/></text:p>
          </table:table-cell>
          <table:table-cell office:value-type="float" office:value="87327553.719999999" table:style-name="ce14">
            <text:p>87.327.554<text:s/></text:p>
          </table:table-cell>
          <table:table-cell office:value-type="float" office:value="71020662.700000003" table:style-name="ce14">
            <text:p>71.020.663<text:s/></text:p>
          </table:table-cell>
          <table:table-cell office:value-type="float" office:value="80819247.780000001" table:style-name="ce14">
            <text:p>80.819.248<text:s/></text:p>
          </table:table-cell>
          <table:table-cell office:value-type="float" office:value="194731332.44999999" table:style-name="ce14">
            <text:p>194.731.332<text:s/></text:p>
          </table:table-cell>
          <table:table-cell office:value-type="float" office:value="48640364.869999997" table:style-name="ce14">
            <text:p>48.640.365<text:s/></text:p>
          </table:table-cell>
          <table:table-cell office:value-type="float" office:value="535152856.82999998" table:style-name="ce14">
            <text:p>535.152.857<text:s/></text:p>
          </table:table-cell>
          <table:table-cell office:value-type="float" office:value="1138122443.54" table:style-name="ce14">
            <text:p>1.138.122.444<text:s/></text:p>
          </table:table-cell>
          <table:table-cell office:value-type="float" office:value="67219692.620000005" table:style-name="ce14">
            <text:p>67.219.693<text:s/></text:p>
          </table:table-cell>
          <table:table-cell office:value-type="float" office:value="30440157.390000001" table:style-name="ce14">
            <text:p>30.440.157<text:s/></text:p>
          </table:table-cell>
          <table:table-cell office:value-type="float" office:value="8185415.4400000004" table:style-name="ce14">
            <text:p>8.185.415<text:s/></text:p>
          </table:table-cell>
          <table:table-cell office:value-type="float" office:value="639411732.99000001" table:style-name="ce14">
            <text:p>639.411.733<text:s/></text:p>
          </table:table-cell>
          <table:table-cell office:value-type="float" office:value="289874043.13999999" table:style-name="ce14">
            <text:p>289.874.043<text:s/></text:p>
          </table:table-cell>
          <table:table-cell office:value-type="float" office:value="56460002.960000001" table:style-name="ce14">
            <text:p>56.460.003<text:s/></text:p>
          </table:table-cell>
          <table:table-cell office:value-type="float" office:value="2719045365.96" table:style-name="ce14">
            <text:p>2.719.045.366<text:s/></text:p>
          </table:table-cell>
          <table:table-cell office:value-type="float" office:value="18362851.489999998" table:style-name="ce14">
            <text:p>18.362.851<text:s/></text:p>
          </table:table-cell>
          <table:table-cell office:value-type="float" office:value="7843039686.3099995" table:style-name="ce15">
            <text:p>7.843.039.6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9442281.8599999994" table:style-name="ce14">
            <text:p>9.442.282<text:s/></text:p>
          </table:table-cell>
          <table:table-cell office:value-type="float" office:value="34091121.700000003" table:style-name="ce14">
            <text:p>34.091.122<text:s/></text:p>
          </table:table-cell>
          <table:table-cell office:value-type="float" office:value="155570787.72999999" table:style-name="ce14">
            <text:p>155.570.788<text:s/></text:p>
          </table:table-cell>
          <table:table-cell office:value-type="float" office:value="6170469.8600000003" table:style-name="ce14">
            <text:p>6.170.470<text:s/></text:p>
          </table:table-cell>
          <table:table-cell office:value-type="float" office:value="228298547.53" table:style-name="ce14">
            <text:p>228.298.548<text:s/></text:p>
          </table:table-cell>
          <table:table-cell office:value-type="float" office:value="213196295.34" table:style-name="ce14">
            <text:p>213.196.295<text:s/></text:p>
          </table:table-cell>
          <table:table-cell office:value-type="float" office:value="1136146656.4200001" table:style-name="ce14">
            <text:p>1.136.146.656<text:s/></text:p>
          </table:table-cell>
          <table:table-cell office:value-type="float" office:value="212194600.00999999" table:style-name="ce14">
            <text:p>212.194.600<text:s/></text:p>
          </table:table-cell>
          <table:table-cell office:value-type="float" office:value="168264571.25999999" table:style-name="ce14">
            <text:p>168.264.571<text:s/></text:p>
          </table:table-cell>
          <table:table-cell office:value-type="float" office:value="51840606.25" table:style-name="ce14">
            <text:p>51.840.606<text:s/></text:p>
          </table:table-cell>
          <table:table-cell office:value-type="float" office:value="731778942.01999998" table:style-name="ce14">
            <text:p>731.778.942<text:s/></text:p>
          </table:table-cell>
          <table:table-cell office:value-type="float" office:value="78705863.709999993" table:style-name="ce14">
            <text:p>78.705.864<text:s/></text:p>
          </table:table-cell>
          <table:table-cell office:value-type="float" office:value="100785890.88" table:style-name="ce14">
            <text:p>100.785.891<text:s/></text:p>
          </table:table-cell>
          <table:table-cell office:value-type="float" office:value="107028026.26000001" table:style-name="ce14">
            <text:p>107.028.026<text:s/></text:p>
          </table:table-cell>
          <table:table-cell office:value-type="float" office:value="44047623.159999996" table:style-name="ce14">
            <text:p>44.047.623<text:s/></text:p>
          </table:table-cell>
          <table:table-cell office:value-type="float" office:value="191145846.34999999" table:style-name="ce14">
            <text:p>191.145.846<text:s/></text:p>
          </table:table-cell>
          <table:table-cell office:value-type="float" office:value="39591600.329999998" table:style-name="ce14">
            <text:p>39.591.600<text:s/></text:p>
          </table:table-cell>
          <table:table-cell office:value-type="float" office:value="648028126.88" table:style-name="ce14">
            <text:p>648.028.127<text:s/></text:p>
          </table:table-cell>
          <table:table-cell office:value-type="float" office:value="1960042694.4100001" table:style-name="ce14">
            <text:p>1.960.042.694<text:s/></text:p>
          </table:table-cell>
          <table:table-cell office:value-type="float" office:value="63236851.409999996" table:style-name="ce14">
            <text:p>63.236.851<text:s/></text:p>
          </table:table-cell>
          <table:table-cell office:value-type="float" office:value="28334791.640000001" table:style-name="ce14">
            <text:p>28.334.792<text:s/></text:p>
          </table:table-cell>
          <table:table-cell office:value-type="float" office:value="8451385.4900000002" table:style-name="ce14">
            <text:p>8.451.385<text:s/></text:p>
          </table:table-cell>
          <table:table-cell office:value-type="float" office:value="670297940.26999998" table:style-name="ce14">
            <text:p>670.297.940<text:s/></text:p>
          </table:table-cell>
          <table:table-cell office:value-type="float" office:value="527306824.79000002" table:style-name="ce14">
            <text:p>527.306.825<text:s/></text:p>
          </table:table-cell>
          <table:table-cell office:value-type="float" office:value="31362737.989999998" table:style-name="ce14">
            <text:p>31.362.738<text:s/></text:p>
          </table:table-cell>
          <table:table-cell office:value-type="float" office:value="6333901672.9099998" table:style-name="ce14">
            <text:p>6.333.901.673<text:s/></text:p>
          </table:table-cell>
          <table:table-cell office:value-type="float" office:value="28218809.02" table:style-name="ce14">
            <text:p>28.218.809<text:s/></text:p>
          </table:table-cell>
          <table:table-cell office:value-type="float" office:value="13807481565.48" table:style-name="ce15">
            <text:p>13.807.481.5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5384.08" table:style-name="ce14">
            <text:p>5.384<text:s/></text:p>
          </table:table-cell>
          <table:table-cell office:value-type="float" office:value="45953.56" table:style-name="ce14">
            <text:p>45.954<text:s/></text:p>
          </table:table-cell>
          <table:table-cell office:value-type="float" office:value="248482.56" table:style-name="ce14">
            <text:p>248.483<text:s/></text:p>
          </table:table-cell>
          <table:table-cell office:value-type="float" office:value="698.63" table:style-name="ce14">
            <text:p>699<text:s/></text:p>
          </table:table-cell>
          <table:table-cell office:value-type="float" office:value="1934455.24" table:style-name="ce14">
            <text:p>1.934.455<text:s/></text:p>
          </table:table-cell>
          <table:table-cell office:value-type="float" office:value="19107574.870000001" table:style-name="ce14">
            <text:p>19.107.575<text:s/></text:p>
          </table:table-cell>
          <table:table-cell office:value-type="float" office:value="726911437.59000003" table:style-name="ce14">
            <text:p>726.911.438<text:s/></text:p>
          </table:table-cell>
          <table:table-cell office:value-type="float" office:value="7537714.5199999996" table:style-name="ce14">
            <text:p>7.537.715<text:s/></text:p>
          </table:table-cell>
          <table:table-cell office:value-type="float" office:value="546492.41" table:style-name="ce14">
            <text:p>546.492<text:s/></text:p>
          </table:table-cell>
          <table:table-cell office:value-type="float" office:value="15254.57" table:style-name="ce14">
            <text:p>15.255<text:s/></text:p>
          </table:table-cell>
          <table:table-cell office:value-type="float" office:value="10446743.449999999" table:style-name="ce14">
            <text:p>10.446.743<text:s/></text:p>
          </table:table-cell>
          <table:table-cell office:value-type="float" office:value="78470.679999999993" table:style-name="ce14">
            <text:p>78.471<text:s/></text:p>
          </table:table-cell>
          <table:table-cell office:value-type="float" office:value="241831.06" table:style-name="ce14">
            <text:p>241.831<text:s/></text:p>
          </table:table-cell>
          <table:table-cell office:value-type="float" office:value="21088776.140000001" table:style-name="ce14">
            <text:p>21.088.776<text:s/></text:p>
          </table:table-cell>
          <table:table-cell office:value-type="float" office:value="18476.63" table:style-name="ce14">
            <text:p>18.477<text:s/></text:p>
          </table:table-cell>
          <table:table-cell office:value-type="float" office:value="8426024.0199999996" table:style-name="ce14">
            <text:p>8.426.024<text:s/></text:p>
          </table:table-cell>
          <table:table-cell office:value-type="float" office:value="2069.0100000000002" table:style-name="ce14">
            <text:p>2.069<text:s/></text:p>
          </table:table-cell>
          <table:table-cell office:value-type="float" office:value="24367445.640000001" table:style-name="ce14">
            <text:p>24.367.446<text:s/></text:p>
          </table:table-cell>
          <table:table-cell office:value-type="float" office:value="268641043.72000003" table:style-name="ce14">
            <text:p>268.641.044<text:s/></text:p>
          </table:table-cell>
          <table:table-cell office:value-type="float" office:value="131347.25" table:style-name="ce14">
            <text:p>131.347<text:s/></text:p>
          </table:table-cell>
          <table:table-cell office:value-type="float" office:value="119562.04" table:style-name="ce14">
            <text:p>119.562<text:s/></text:p>
          </table:table-cell>
          <table:table-cell office:value-type="float" office:value="16442.79" table:style-name="ce14">
            <text:p>16.443<text:s/></text:p>
          </table:table-cell>
          <table:table-cell office:value-type="float" office:value="35671735.030000001" table:style-name="ce14">
            <text:p>35.671.735<text:s/></text:p>
          </table:table-cell>
          <table:table-cell office:value-type="float" office:value="958369.8" table:style-name="ce14">
            <text:p>958.370<text:s/></text:p>
          </table:table-cell>
          <table:table-cell office:value-type="float" office:value="1556635.62" table:style-name="ce14">
            <text:p>1.556.636<text:s/></text:p>
          </table:table-cell>
          <table:table-cell office:value-type="float" office:value="1133481970.3699999" table:style-name="ce14">
            <text:p>1.133.481.970<text:s/></text:p>
          </table:table-cell>
          <table:table-cell office:value-type="float" office:value="3171.91" table:style-name="ce14">
            <text:p>3.172<text:s/></text:p>
          </table:table-cell>
          <table:table-cell office:value-type="float" office:value="2261603563.1899996" table:style-name="ce15">
            <text:p>2.261.603.5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9436897.7800000012" table:style-name="ce14">
            <text:p>9.436.898<text:s/></text:p>
          </table:table-cell>
          <table:table-cell office:value-type="float" office:value="34045168.140000008" table:style-name="ce14">
            <text:p>34.045.168<text:s/></text:p>
          </table:table-cell>
          <table:table-cell office:value-type="float" office:value="155322305.17000002" table:style-name="ce14">
            <text:p>155.322.305<text:s/></text:p>
          </table:table-cell>
          <table:table-cell office:value-type="float" office:value="6169771.2300000004" table:style-name="ce14">
            <text:p>6.169.771<text:s/></text:p>
          </table:table-cell>
          <table:table-cell office:value-type="float" office:value="226364092.29000002" table:style-name="ce14">
            <text:p>226.364.092<text:s/></text:p>
          </table:table-cell>
          <table:table-cell office:value-type="float" office:value="194088720.47" table:style-name="ce14">
            <text:p>194.088.720<text:s/></text:p>
          </table:table-cell>
          <table:table-cell office:value-type="float" office:value="409235218.82999998" table:style-name="ce14">
            <text:p>409.235.219<text:s/></text:p>
          </table:table-cell>
          <table:table-cell office:value-type="float" office:value="204656885.48999998" table:style-name="ce14">
            <text:p>204.656.885<text:s/></text:p>
          </table:table-cell>
          <table:table-cell office:value-type="float" office:value="167718078.84999999" table:style-name="ce14">
            <text:p>167.718.079<text:s/></text:p>
          </table:table-cell>
          <table:table-cell office:value-type="float" office:value="51825351.68" table:style-name="ce14">
            <text:p>51.825.352<text:s/></text:p>
          </table:table-cell>
          <table:table-cell office:value-type="float" office:value="721332198.57000005" table:style-name="ce14">
            <text:p>721.332.199<text:s/></text:p>
          </table:table-cell>
          <table:table-cell office:value-type="float" office:value="78627393.030000001" table:style-name="ce14">
            <text:p>78.627.393<text:s/></text:p>
          </table:table-cell>
          <table:table-cell office:value-type="float" office:value="100544059.81999999" table:style-name="ce14">
            <text:p>100.544.060<text:s/></text:p>
          </table:table-cell>
          <table:table-cell office:value-type="float" office:value="85939250.120000005" table:style-name="ce14">
            <text:p>85.939.250<text:s/></text:p>
          </table:table-cell>
          <table:table-cell office:value-type="float" office:value="44029146.530000001" table:style-name="ce14">
            <text:p>44.029.147<text:s/></text:p>
          </table:table-cell>
          <table:table-cell office:value-type="float" office:value="182719822.32999998" table:style-name="ce14">
            <text:p>182.719.822<text:s/></text:p>
          </table:table-cell>
          <table:table-cell office:value-type="float" office:value="39589531.32" table:style-name="ce14">
            <text:p>39.589.531<text:s/></text:p>
          </table:table-cell>
          <table:table-cell office:value-type="float" office:value="623660681.24000001" table:style-name="ce14">
            <text:p>623.660.681<text:s/></text:p>
          </table:table-cell>
          <table:table-cell office:value-type="float" office:value="1691401650.6900001" table:style-name="ce14">
            <text:p>1.691.401.651<text:s/></text:p>
          </table:table-cell>
          <table:table-cell office:value-type="float" office:value="63105504.160000004" table:style-name="ce14">
            <text:p>63.105.504<text:s/></text:p>
          </table:table-cell>
          <table:table-cell office:value-type="float" office:value="28215229.599999998" table:style-name="ce14">
            <text:p>28.215.230<text:s/></text:p>
          </table:table-cell>
          <table:table-cell office:value-type="float" office:value="8434942.6999999993" table:style-name="ce14">
            <text:p>8.434.943<text:s/></text:p>
          </table:table-cell>
          <table:table-cell office:value-type="float" office:value="634626205.23999989" table:style-name="ce14">
            <text:p>634.626.205<text:s/></text:p>
          </table:table-cell>
          <table:table-cell office:value-type="float" office:value="526348454.98999995" table:style-name="ce14">
            <text:p>526.348.455<text:s/></text:p>
          </table:table-cell>
          <table:table-cell office:value-type="float" office:value="29806102.369999997" table:style-name="ce14">
            <text:p>29.806.102<text:s/></text:p>
          </table:table-cell>
          <table:table-cell office:value-type="float" office:value="5200419702.54" table:style-name="ce14">
            <text:p>5.200.419.703<text:s/></text:p>
          </table:table-cell>
          <table:table-cell office:value-type="float" office:value="28215637.109999999" table:style-name="ce14">
            <text:p>28.215.637<text:s/></text:p>
          </table:table-cell>
          <table:table-cell office:value-type="float" office:value="11545878002.290001" table:style-name="ce15">
            <text:p>11.545.878.0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6135371.4100000001" table:style-name="ce14">
            <text:p>6.135.371<text:s/></text:p>
          </table:table-cell>
          <table:table-cell office:value-type="float" office:value="24827084.600000001" table:style-name="ce14">
            <text:p>24.827.085<text:s/></text:p>
          </table:table-cell>
          <table:table-cell office:value-type="float" office:value="102420861.17" table:style-name="ce14">
            <text:p>102.420.861<text:s/></text:p>
          </table:table-cell>
          <table:table-cell office:value-type="float" office:value="3256211.44" table:style-name="ce14">
            <text:p>3.256.211<text:s/></text:p>
          </table:table-cell>
          <table:table-cell office:value-type="float" office:value="155554957.13999999" table:style-name="ce14">
            <text:p>155.554.957<text:s/></text:p>
          </table:table-cell>
          <table:table-cell office:value-type="float" office:value="157468982.83000001" table:style-name="ce14">
            <text:p>157.468.983<text:s/></text:p>
          </table:table-cell>
          <table:table-cell office:value-type="float" office:value="2858381531.8499999" table:style-name="ce14">
            <text:p>2.858.381.532<text:s/></text:p>
          </table:table-cell>
          <table:table-cell office:value-type="float" office:value="105638054.36" table:style-name="ce14">
            <text:p>105.638.054<text:s/></text:p>
          </table:table-cell>
          <table:table-cell office:value-type="float" office:value="100526987.12" table:style-name="ce14">
            <text:p>100.526.987<text:s/></text:p>
          </table:table-cell>
          <table:table-cell office:value-type="float" office:value="41343189.479999997" table:style-name="ce14">
            <text:p>41.343.189<text:s/></text:p>
          </table:table-cell>
          <table:table-cell office:value-type="float" office:value="517427442.97000003" table:style-name="ce14">
            <text:p>517.427.443<text:s/></text:p>
          </table:table-cell>
          <table:table-cell office:value-type="float" office:value="39143507.68" table:style-name="ce14">
            <text:p>39.143.508<text:s/></text:p>
          </table:table-cell>
          <table:table-cell office:value-type="float" office:value="75874169.599999994" table:style-name="ce14">
            <text:p>75.874.170<text:s/></text:p>
          </table:table-cell>
          <table:table-cell office:value-type="float" office:value="81208245.400000006" table:style-name="ce14">
            <text:p>81.208.245<text:s/></text:p>
          </table:table-cell>
          <table:table-cell office:value-type="float" office:value="44668748.039999999" table:style-name="ce14">
            <text:p>44.668.748<text:s/></text:p>
          </table:table-cell>
          <table:table-cell office:value-type="float" office:value="120233588.59999999" table:style-name="ce14">
            <text:p>120.233.589<text:s/></text:p>
          </table:table-cell>
          <table:table-cell office:value-type="float" office:value="22134339.190000001" table:style-name="ce14">
            <text:p>22.134.339<text:s/></text:p>
          </table:table-cell>
          <table:table-cell office:value-type="float" office:value="641048838.19000006" table:style-name="ce14">
            <text:p>641.048.838<text:s/></text:p>
          </table:table-cell>
          <table:table-cell office:value-type="float" office:value="2071585167.24" table:style-name="ce14">
            <text:p>2.071.585.167<text:s/></text:p>
          </table:table-cell>
          <table:table-cell office:value-type="float" office:value="47267667.640000001" table:style-name="ce14">
            <text:p>47.267.668<text:s/></text:p>
          </table:table-cell>
          <table:table-cell office:value-type="float" office:value="18552055.93" table:style-name="ce14">
            <text:p>18.552.056<text:s/></text:p>
          </table:table-cell>
          <table:table-cell office:value-type="float" office:value="5988434.5800000001" table:style-name="ce14">
            <text:p>5.988.435<text:s/></text:p>
          </table:table-cell>
          <table:table-cell office:value-type="float" office:value="563031811.47000003" table:style-name="ce14">
            <text:p>563.031.811<text:s/></text:p>
          </table:table-cell>
          <table:table-cell office:value-type="float" office:value="208116467.56999999" table:style-name="ce14">
            <text:p>208.116.468<text:s/></text:p>
          </table:table-cell>
          <table:table-cell office:value-type="float" office:value="29580950.460000001" table:style-name="ce14">
            <text:p>29.580.950<text:s/></text:p>
          </table:table-cell>
          <table:table-cell office:value-type="float" office:value="6738014077.1099997" table:style-name="ce14">
            <text:p>6.738.014.077<text:s/></text:p>
          </table:table-cell>
          <table:table-cell office:value-type="float" office:value="10846204.859999999" table:style-name="ce14">
            <text:p>10.846.205<text:s/></text:p>
          </table:table-cell>
          <table:table-cell office:value-type="float" office:value="14790274947.93" table:style-name="ce15">
            <text:p>14.790.274.9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5561740.3300000001" table:style-name="ce14">
            <text:p>5.561.740<text:s/></text:p>
          </table:table-cell>
          <table:table-cell office:value-type="float" office:value="21433898.699999999" table:style-name="ce14">
            <text:p>21.433.899<text:s/></text:p>
          </table:table-cell>
          <table:table-cell office:value-type="float" office:value="66842537.420000002" table:style-name="ce14">
            <text:p>66.842.537<text:s/></text:p>
          </table:table-cell>
          <table:table-cell office:value-type="float" office:value="3017128" table:style-name="ce14">
            <text:p>3.017.128<text:s/></text:p>
          </table:table-cell>
          <table:table-cell office:value-type="float" office:value="109543789.68000001" table:style-name="ce14">
            <text:p>109.543.790<text:s/></text:p>
          </table:table-cell>
          <table:table-cell office:value-type="float" office:value="105723292.84" table:style-name="ce14">
            <text:p>105.723.293<text:s/></text:p>
          </table:table-cell>
          <table:table-cell office:value-type="float" office:value="2058429994.3200002" table:style-name="ce14">
            <text:p>2.058.429.994<text:s/></text:p>
          </table:table-cell>
          <table:table-cell office:value-type="float" office:value="67322084.049999997" table:style-name="ce14">
            <text:p>67.322.084<text:s/></text:p>
          </table:table-cell>
          <table:table-cell office:value-type="float" office:value="79278592.599999994" table:style-name="ce14">
            <text:p>79.278.593<text:s/></text:p>
          </table:table-cell>
          <table:table-cell office:value-type="float" office:value="35347523.490000002" table:style-name="ce14">
            <text:p>35.347.523<text:s/></text:p>
          </table:table-cell>
          <table:table-cell office:value-type="float" office:value="363528880.37" table:style-name="ce14">
            <text:p>363.528.880<text:s/></text:p>
          </table:table-cell>
          <table:table-cell office:value-type="float" office:value="31236314.359999999" table:style-name="ce14">
            <text:p>31.236.314<text:s/></text:p>
          </table:table-cell>
          <table:table-cell office:value-type="float" office:value="62201000.539999999" table:style-name="ce14">
            <text:p>62.201.001<text:s/></text:p>
          </table:table-cell>
          <table:table-cell office:value-type="float" office:value="70035291.769999996" table:style-name="ce14">
            <text:p>70.035.292<text:s/></text:p>
          </table:table-cell>
          <table:table-cell office:value-type="float" office:value="39895512.899999999" table:style-name="ce14">
            <text:p>39.895.513<text:s/></text:p>
          </table:table-cell>
          <table:table-cell office:value-type="float" office:value="96230987.040000007" table:style-name="ce14">
            <text:p>96.230.987<text:s/></text:p>
          </table:table-cell>
          <table:table-cell office:value-type="float" office:value="19837414.050000001" table:style-name="ce14">
            <text:p>19.837.414<text:s/></text:p>
          </table:table-cell>
          <table:table-cell office:value-type="float" office:value="304908459.82999998" table:style-name="ce14">
            <text:p>304.908.460<text:s/></text:p>
          </table:table-cell>
          <table:table-cell office:value-type="float" office:value="1092859047.6099999" table:style-name="ce14">
            <text:p>1.092.859.048<text:s/></text:p>
          </table:table-cell>
          <table:table-cell office:value-type="float" office:value="32664737.09" table:style-name="ce14">
            <text:p>32.664.737<text:s/></text:p>
          </table:table-cell>
          <table:table-cell office:value-type="float" office:value="15204565.699999999" table:style-name="ce14">
            <text:p>15.204.566<text:s/></text:p>
          </table:table-cell>
          <table:table-cell office:value-type="float" office:value="5558323.2400000002" table:style-name="ce14">
            <text:p>5.558.323<text:s/></text:p>
          </table:table-cell>
          <table:table-cell office:value-type="float" office:value="306979373.23000002" table:style-name="ce14">
            <text:p>306.979.373<text:s/></text:p>
          </table:table-cell>
          <table:table-cell office:value-type="float" office:value="148957088.49000001" table:style-name="ce14">
            <text:p>148.957.088<text:s/></text:p>
          </table:table-cell>
          <table:table-cell office:value-type="float" office:value="24259248.98" table:style-name="ce14">
            <text:p>24.259.249<text:s/></text:p>
          </table:table-cell>
          <table:table-cell office:value-type="float" office:value="2985270138.5300002" table:style-name="ce14">
            <text:p>2.985.270.139<text:s/></text:p>
          </table:table-cell>
          <table:table-cell office:value-type="float" office:value="8048685.9199999999" table:style-name="ce14">
            <text:p>8.048.686<text:s/></text:p>
          </table:table-cell>
          <table:table-cell office:value-type="float" office:value="8160175651.0799999" table:style-name="ce15">
            <text:p>8.160.175.6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91526.59999999998" table:style-name="ce14">
            <text:p>291.527<text:s/></text:p>
          </table:table-cell>
          <table:table-cell office:value-type="float" office:value="1768778.56" table:style-name="ce14">
            <text:p>1.768.779<text:s/></text:p>
          </table:table-cell>
          <table:table-cell office:value-type="float" office:value="9452971.7100000009" table:style-name="ce14">
            <text:p>9.452.972<text:s/></text:p>
          </table:table-cell>
          <table:table-cell office:value-type="float" office:value="75821.399999999994" table:style-name="ce14">
            <text:p>75.821<text:s/></text:p>
          </table:table-cell>
          <table:table-cell office:value-type="float" office:value="12659262.23" table:style-name="ce14">
            <text:p>12.659.262<text:s/></text:p>
          </table:table-cell>
          <table:table-cell office:value-type="float" office:value="28255473.890000001" table:style-name="ce14">
            <text:p>28.255.474<text:s/></text:p>
          </table:table-cell>
          <table:table-cell office:value-type="float" office:value="481969228.31" table:style-name="ce14">
            <text:p>481.969.228<text:s/></text:p>
          </table:table-cell>
          <table:table-cell office:value-type="float" office:value="11524166.08" table:style-name="ce14">
            <text:p>11.524.166<text:s/></text:p>
          </table:table-cell>
          <table:table-cell office:value-type="float" office:value="12306228.279999999" table:style-name="ce14">
            <text:p>12.306.228<text:s/></text:p>
          </table:table-cell>
          <table:table-cell office:value-type="float" office:value="1220611.71" table:style-name="ce14">
            <text:p>1.220.612<text:s/></text:p>
          </table:table-cell>
          <table:table-cell office:value-type="float" office:value="63687720.43" table:style-name="ce14">
            <text:p>63.687.720<text:s/></text:p>
          </table:table-cell>
          <table:table-cell office:value-type="float" office:value="5173433.93" table:style-name="ce14">
            <text:p>5.173.434<text:s/></text:p>
          </table:table-cell>
          <table:table-cell office:value-type="float" office:value="7776589.9699999997" table:style-name="ce14">
            <text:p>7.776.590<text:s/></text:p>
          </table:table-cell>
          <table:table-cell office:value-type="float" office:value="5472711.1200000001" table:style-name="ce14">
            <text:p>5.472.711<text:s/></text:p>
          </table:table-cell>
          <table:table-cell office:value-type="float" office:value="2040146.47" table:style-name="ce14">
            <text:p>2.040.146<text:s/></text:p>
          </table:table-cell>
          <table:table-cell office:value-type="float" office:value="12185713.23" table:style-name="ce14">
            <text:p>12.185.713<text:s/></text:p>
          </table:table-cell>
          <table:table-cell office:value-type="float" office:value="628499.11" table:style-name="ce14">
            <text:p>628.499<text:s/></text:p>
          </table:table-cell>
          <table:table-cell office:value-type="float" office:value="230040313.19" table:style-name="ce14">
            <text:p>230.040.313<text:s/></text:p>
          </table:table-cell>
          <table:table-cell office:value-type="float" office:value="509426435.81999999" table:style-name="ce14">
            <text:p>509.426.436<text:s/></text:p>
          </table:table-cell>
          <table:table-cell office:value-type="float" office:value="11287598.369999999" table:style-name="ce14">
            <text:p>11.287.598<text:s/></text:p>
          </table:table-cell>
          <table:table-cell office:value-type="float" office:value="2452244.44" table:style-name="ce14">
            <text:p>2.452.244<text:s/></text:p>
          </table:table-cell>
          <table:table-cell office:value-type="float" office:value="220679.43" table:style-name="ce14">
            <text:p>220.679<text:s/></text:p>
          </table:table-cell>
          <table:table-cell office:value-type="float" office:value="192538212.49000001" table:style-name="ce14">
            <text:p>192.538.212<text:s/></text:p>
          </table:table-cell>
          <table:table-cell office:value-type="float" office:value="36276114.770000003" table:style-name="ce14">
            <text:p>36.276.115<text:s/></text:p>
          </table:table-cell>
          <table:table-cell office:value-type="float" office:value="2066462.48" table:style-name="ce14">
            <text:p>2.066.462<text:s/></text:p>
          </table:table-cell>
          <table:table-cell office:value-type="float" office:value="2356562351.5" table:style-name="ce14">
            <text:p>2.356.562.352<text:s/></text:p>
          </table:table-cell>
          <table:table-cell office:value-type="float" office:value="511401.68" table:style-name="ce14">
            <text:p>511.402<text:s/></text:p>
          </table:table-cell>
          <table:table-cell office:value-type="float" office:value="3997870697.1999998" table:style-name="ce15">
            <text:p>3.997.870.6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835.08" table:style-name="ce14">
            <text:p>1.835<text:s/></text:p>
          </table:table-cell>
          <table:table-cell office:value-type="float" office:value="143624.29999999999" table:style-name="ce14">
            <text:p>143.624<text:s/></text:p>
          </table:table-cell>
          <table:table-cell office:value-type="float" office:value="20538508.109999999" table:style-name="ce14">
            <text:p>20.538.508<text:s/></text:p>
          </table:table-cell>
          <table:table-cell office:value-type="float" office:value="11328.03" table:style-name="ce14">
            <text:p>11.328<text:s/></text:p>
          </table:table-cell>
          <table:table-cell office:value-type="float" office:value="23897258.32" table:style-name="ce14">
            <text:p>23.897.258<text:s/></text:p>
          </table:table-cell>
          <table:table-cell office:value-type="float" office:value="14606948.039999999" table:style-name="ce14">
            <text:p>14.606.948<text:s/></text:p>
          </table:table-cell>
          <table:table-cell office:value-type="float" office:value="201819546.06" table:style-name="ce14">
            <text:p>201.819.546<text:s/></text:p>
          </table:table-cell>
          <table:table-cell office:value-type="float" office:value="20565436.050000001" table:style-name="ce14">
            <text:p>20.565.436<text:s/></text:p>
          </table:table-cell>
          <table:table-cell office:value-type="float" office:value="3371332.43" table:style-name="ce14">
            <text:p>3.371.332<text:s/></text:p>
          </table:table-cell>
          <table:table-cell office:value-type="float" office:value="2270499.13" table:style-name="ce14">
            <text:p>2.270.499<text:s/></text:p>
          </table:table-cell>
          <table:table-cell office:value-type="float" office:value="51588226.57" table:style-name="ce14">
            <text:p>51.588.227<text:s/></text:p>
          </table:table-cell>
          <table:table-cell office:value-type="float" office:value="684601.01" table:style-name="ce14">
            <text:p>684.601<text:s/></text:p>
          </table:table-cell>
          <table:table-cell office:value-type="float" office:value="2965203.4" table:style-name="ce14">
            <text:p>2.965.203<text:s/></text:p>
          </table:table-cell>
          <table:table-cell office:value-type="float" office:value="1754629.93" table:style-name="ce14">
            <text:p>1.754.630<text:s/></text:p>
          </table:table-cell>
          <table:table-cell office:value-type="float" office:value="971900.38" table:style-name="ce14">
            <text:p>971.900<text:s/></text:p>
          </table:table-cell>
          <table:table-cell office:value-type="float" office:value="3464037.42" table:style-name="ce14">
            <text:p>3.464.037<text:s/></text:p>
          </table:table-cell>
          <table:table-cell office:value-type="float" office:value="191621.9" table:style-name="ce14">
            <text:p>191.622<text:s/></text:p>
          </table:table-cell>
          <table:table-cell office:value-type="float" office:value="84246503.340000004" table:style-name="ce14">
            <text:p>84.246.503<text:s/></text:p>
          </table:table-cell>
          <table:table-cell office:value-type="float" office:value="371456441.88999999" table:style-name="ce14">
            <text:p>371.456.442<text:s/></text:p>
          </table:table-cell>
          <table:table-cell office:value-type="float" office:value="1566316.26" table:style-name="ce14">
            <text:p>1.566.316<text:s/></text:p>
          </table:table-cell>
          <table:table-cell office:value-type="float" office:value="260839.99" table:style-name="ce14">
            <text:p>260.840<text:s/></text:p>
          </table:table-cell>
          <table:table-cell office:value-type="float" office:value="244.4" table:style-name="ce14">
            <text:p>244<text:s/></text:p>
          </table:table-cell>
          <table:table-cell office:value-type="float" office:value="17500996.829999998" table:style-name="ce14">
            <text:p>17.500.997<text:s/></text:p>
          </table:table-cell>
          <table:table-cell office:value-type="float" office:value="8657474.7699999996" table:style-name="ce14">
            <text:p>8.657.475<text:s/></text:p>
          </table:table-cell>
          <table:table-cell office:value-type="float" office:value="968743.84" table:style-name="ce14">
            <text:p>968.744<text:s/></text:p>
          </table:table-cell>
          <table:table-cell office:value-type="float" office:value="998900761.74000001" table:style-name="ce14">
            <text:p>998.900.762<text:s/></text:p>
          </table:table-cell>
          <table:table-cell office:value-type="float" office:value="1595666.57" table:style-name="ce14">
            <text:p>1.595.667<text:s/></text:p>
          </table:table-cell>
          <table:table-cell office:value-type="float" office:value="1834000525.79" table:style-name="ce15">
            <text:p>1.834.000.5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280269.40000000002" table:style-name="ce14">
            <text:p>280.269<text:s/></text:p>
          </table:table-cell>
          <table:table-cell office:value-type="float" office:value="1480783.04" table:style-name="ce14">
            <text:p>1.480.783<text:s/></text:p>
          </table:table-cell>
          <table:table-cell office:value-type="float" office:value="5586843.9299999997" table:style-name="ce14">
            <text:p>5.586.844<text:s/></text:p>
          </table:table-cell>
          <table:table-cell office:value-type="float" office:value="151934.01" table:style-name="ce14">
            <text:p>151.934<text:s/></text:p>
          </table:table-cell>
          <table:table-cell office:value-type="float" office:value="9454646.9100000001" table:style-name="ce14">
            <text:p>9.454.647<text:s/></text:p>
          </table:table-cell>
          <table:table-cell office:value-type="float" office:value="8883268.0599999987" table:style-name="ce14">
            <text:p>8.883.268<text:s/></text:p>
          </table:table-cell>
          <table:table-cell office:value-type="float" office:value="116162763.16" table:style-name="ce14">
            <text:p>116.162.763<text:s/></text:p>
          </table:table-cell>
          <table:table-cell office:value-type="float" office:value="6226368.1799999997" table:style-name="ce14">
            <text:p>6.226.368<text:s/></text:p>
          </table:table-cell>
          <table:table-cell office:value-type="float" office:value="5570833.8099999996" table:style-name="ce14">
            <text:p>5.570.834<text:s/></text:p>
          </table:table-cell>
          <table:table-cell office:value-type="float" office:value="2504555.15" table:style-name="ce14">
            <text:p>2.504.555<text:s/></text:p>
          </table:table-cell>
          <table:table-cell office:value-type="float" office:value="38622615.600000001" table:style-name="ce14">
            <text:p>38.622.616<text:s/></text:p>
          </table:table-cell>
          <table:table-cell office:value-type="float" office:value="2049158.38" table:style-name="ce14">
            <text:p>2.049.158<text:s/></text:p>
          </table:table-cell>
          <table:table-cell office:value-type="float" office:value="2931375.69" table:style-name="ce14">
            <text:p>2.931.376<text:s/></text:p>
          </table:table-cell>
          <table:table-cell office:value-type="float" office:value="3945612.58" table:style-name="ce14">
            <text:p>3.945.613<text:s/></text:p>
          </table:table-cell>
          <table:table-cell office:value-type="float" office:value="1761188.2899999998" table:style-name="ce14">
            <text:p>1.761.188<text:s/></text:p>
          </table:table-cell>
          <table:table-cell office:value-type="float" office:value="8352850.9100000001" table:style-name="ce14">
            <text:p>8.352.851<text:s/></text:p>
          </table:table-cell>
          <table:table-cell office:value-type="float" office:value="1476804.13" table:style-name="ce14">
            <text:p>1.476.804<text:s/></text:p>
          </table:table-cell>
          <table:table-cell office:value-type="float" office:value="21853561.829999998" table:style-name="ce14">
            <text:p>21.853.562<text:s/></text:p>
          </table:table-cell>
          <table:table-cell office:value-type="float" office:value="97843241.920000002" table:style-name="ce14">
            <text:p>97.843.242<text:s/></text:p>
          </table:table-cell>
          <table:table-cell office:value-type="float" office:value="1749015.9200000002" table:style-name="ce14">
            <text:p>1.749.016<text:s/></text:p>
          </table:table-cell>
          <table:table-cell office:value-type="float" office:value="634405.80000000005" table:style-name="ce14">
            <text:p>634.406<text:s/></text:p>
          </table:table-cell>
          <table:table-cell office:value-type="float" office:value="209187.51" table:style-name="ce14">
            <text:p>209.188<text:s/></text:p>
          </table:table-cell>
          <table:table-cell office:value-type="float" office:value="46013228.920000002" table:style-name="ce14">
            <text:p>46.013.229<text:s/></text:p>
          </table:table-cell>
          <table:table-cell office:value-type="float" office:value="14225789.540000001" table:style-name="ce14">
            <text:p>14.225.790<text:s/></text:p>
          </table:table-cell>
          <table:table-cell office:value-type="float" office:value="2286495.1599999997" table:style-name="ce14">
            <text:p>2.286.495<text:s/></text:p>
          </table:table-cell>
          <table:table-cell office:value-type="float" office:value="397280825.34000003" table:style-name="ce14">
            <text:p>397.280.825<text:s/></text:p>
          </table:table-cell>
          <table:table-cell office:value-type="float" office:value="690450.69" table:style-name="ce14">
            <text:p>690.451<text:s/></text:p>
          </table:table-cell>
          <table:table-cell office:value-type="float" office:value="798228073.86000013" table:style-name="ce15">
            <text:p>798.228.07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86709.49" table:style-name="ce14">
            <text:p>86.709<text:s/></text:p>
          </table:table-cell>
          <table:table-cell office:value-type="float" office:value="263542.48" table:style-name="ce14">
            <text:p>263.542<text:s/></text:p>
          </table:table-cell>
          <table:table-cell office:value-type="float" office:value="2033450.02" table:style-name="ce14">
            <text:p>2.033.450<text:s/></text:p>
          </table:table-cell>
          <table:table-cell office:value-type="float" office:value="45569.54" table:style-name="ce14">
            <text:p>45.570<text:s/></text:p>
          </table:table-cell>
          <table:table-cell office:value-type="float" office:value="3266466.59" table:style-name="ce14">
            <text:p>3.266.467<text:s/></text:p>
          </table:table-cell>
          <table:table-cell office:value-type="float" office:value="5083622.3" table:style-name="ce14">
            <text:p>5.083.622<text:s/></text:p>
          </table:table-cell>
          <table:table-cell office:value-type="float" office:value="577258796.50999999" table:style-name="ce14">
            <text:p>577.258.797<text:s/></text:p>
          </table:table-cell>
          <table:table-cell office:value-type="float" office:value="10187193.43" table:style-name="ce14">
            <text:p>10.187.193<text:s/></text:p>
          </table:table-cell>
          <table:table-cell office:value-type="float" office:value="3460852.18" table:style-name="ce14">
            <text:p>3.460.852<text:s/></text:p>
          </table:table-cell>
          <table:table-cell office:value-type="float" office:value="265825.33" table:style-name="ce14">
            <text:p>265.825<text:s/></text:p>
          </table:table-cell>
          <table:table-cell office:value-type="float" office:value="62460326.43" table:style-name="ce14">
            <text:p>62.460.326<text:s/></text:p>
          </table:table-cell>
          <table:table-cell office:value-type="float" office:value="1439201.81" table:style-name="ce14">
            <text:p>1.439.202<text:s/></text:p>
          </table:table-cell>
          <table:table-cell office:value-type="float" office:value="5162060.0999999996" table:style-name="ce14">
            <text:p>5.162.060<text:s/></text:p>
          </table:table-cell>
          <table:table-cell office:value-type="float" office:value="11229541.949999999" table:style-name="ce14">
            <text:p>11.229.542<text:s/></text:p>
          </table:table-cell>
          <table:table-cell office:value-type="float" office:value="654814.04" table:style-name="ce14">
            <text:p>654.814<text:s/></text:p>
          </table:table-cell>
          <table:table-cell office:value-type="float" office:value="9329657.3900000006" table:style-name="ce14">
            <text:p>9.329.657<text:s/></text:p>
          </table:table-cell>
          <table:table-cell office:value-type="float" office:value="151579.73000000001" table:style-name="ce14">
            <text:p>151.580<text:s/></text:p>
          </table:table-cell>
          <table:table-cell office:value-type="float" office:value="125441568.72" table:style-name="ce14">
            <text:p>125.441.569<text:s/></text:p>
          </table:table-cell>
          <table:table-cell office:value-type="float" office:value="170493188.28999999" table:style-name="ce14">
            <text:p>170.493.188<text:s/></text:p>
          </table:table-cell>
          <table:table-cell office:value-type="float" office:value="664603.87" table:style-name="ce14">
            <text:p>664.604<text:s/></text:p>
          </table:table-cell>
          <table:table-cell office:value-type="float" office:value="1958830.09" table:style-name="ce14">
            <text:p>1.958.830<text:s/></text:p>
          </table:table-cell>
          <table:table-cell office:value-type="float" office:value="12568.86" table:style-name="ce14">
            <text:p>12.569<text:s/></text:p>
          </table:table-cell>
          <table:table-cell office:value-type="float" office:value="53796172.560000002" table:style-name="ce14">
            <text:p>53.796.173<text:s/></text:p>
          </table:table-cell>
          <table:table-cell office:value-type="float" office:value="10286349.27" table:style-name="ce14">
            <text:p>10.286.349<text:s/></text:p>
          </table:table-cell>
          <table:table-cell office:value-type="float" office:value="3397619.98" table:style-name="ce14">
            <text:p>3.397.620<text:s/></text:p>
          </table:table-cell>
          <table:table-cell office:value-type="float" office:value="1826156918.25" table:style-name="ce14">
            <text:p>1.826.156.918<text:s/></text:p>
          </table:table-cell>
          <table:table-cell office:value-type="float" office:value="88608.38" table:style-name="ce14">
            <text:p>88.608<text:s/></text:p>
          </table:table-cell>
          <table:table-cell office:value-type="float" office:value="2884675637.5900002" table:style-name="ce15">
            <text:p>2.884.675.6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8902.36" table:style-name="ce14">
            <text:p>38.902<text:s/></text:p>
          </table:table-cell>
          <table:table-cell office:value-type="float" office:value="103580.09" table:style-name="ce14">
            <text:p>103.580<text:s/></text:p>
          </table:table-cell>
          <table:table-cell office:value-type="float" office:value="70091.03" table:style-name="ce14">
            <text:p>70.091<text:s/></text:p>
          </table:table-cell>
          <table:table-cell office:value-type="float" office:value="29473.4" table:style-name="ce14">
            <text:p>29.473<text:s/></text:p>
          </table:table-cell>
          <table:table-cell office:value-type="float" office:value="758279.78" table:style-name="ce14">
            <text:p>758.280<text:s/></text:p>
          </table:table-cell>
          <table:table-cell office:value-type="float" office:value="92997.19" table:style-name="ce14">
            <text:p>92.997<text:s/></text:p>
          </table:table-cell>
          <table:table-cell office:value-type="float" office:value="87113.77" table:style-name="ce14">
            <text:p>87.114<text:s/></text:p>
          </table:table-cell>
          <table:table-cell office:value-type="float" office:value="69068.88" table:style-name="ce14">
            <text:p>69.069<text:s/></text:p>
          </table:table-cell>
          <table:table-cell office:value-type="float" office:value="1242717.6000000001" table:style-name="ce14">
            <text:p>1.242.718<text:s/></text:p>
          </table:table-cell>
          <table:table-cell office:value-type="float" office:value="158987.28" table:style-name="ce14">
            <text:p>158.987<text:s/></text:p>
          </table:table-cell>
          <table:table-cell office:value-type="float" office:value="1986568.63" table:style-name="ce14">
            <text:p>1.986.569<text:s/></text:p>
          </table:table-cell>
          <table:table-cell office:value-type="float" office:value="2071526.84" table:style-name="ce14">
            <text:p>2.071.527<text:s/></text:p>
          </table:table-cell>
          <table:table-cell office:value-type="float" office:value="1574118.3999999999" table:style-name="ce14">
            <text:p>1.574.118<text:s/></text:p>
          </table:table-cell>
          <table:table-cell office:value-type="float" office:value="756455.65" table:style-name="ce14">
            <text:p>756.456<text:s/></text:p>
          </table:table-cell>
          <table:table-cell office:value-type="float" office:value="51228.84" table:style-name="ce14">
            <text:p>51.229<text:s/></text:p>
          </table:table-cell>
          <table:table-cell office:value-type="float" office:value="133053.03" table:style-name="ce14">
            <text:p>133.053<text:s/></text:p>
          </table:table-cell>
          <table:table-cell office:value-type="float" office:value="412451.21" table:style-name="ce14">
            <text:p>412.451<text:s/></text:p>
          </table:table-cell>
          <table:table-cell office:value-type="float" office:value="1242464.32" table:style-name="ce14">
            <text:p>1.242.464<text:s/></text:p>
          </table:table-cell>
          <table:table-cell office:value-type="float" office:value="718970.74" table:style-name="ce14">
            <text:p>718.971<text:s/></text:p>
          </table:table-cell>
          <table:table-cell office:value-type="float" office:value="49134.62" table:style-name="ce14">
            <text:p>49.135<text:s/></text:p>
          </table:table-cell>
          <table:table-cell office:value-type="float" office:value="82097.41" table:style-name="ce14">
            <text:p>82.097<text:s/></text:p>
          </table:table-cell>
          <table:table-cell office:value-type="float" office:value="112917.52" table:style-name="ce14">
            <text:p>112.918<text:s/></text:p>
          </table:table-cell>
          <table:table-cell office:value-type="float" office:value="1527682.65" table:style-name="ce14">
            <text:p>1.527.683<text:s/></text:p>
          </table:table-cell>
          <table:table-cell office:value-type="float" office:value="295527.34999999998" table:style-name="ce14">
            <text:p>295.527<text:s/></text:p>
          </table:table-cell>
          <table:table-cell office:value-type="float" office:value="32836.43" table:style-name="ce14">
            <text:p>32.836<text:s/></text:p>
          </table:table-cell>
          <table:table-cell office:value-type="float" office:value="1687115.28" table:style-name="ce14">
            <text:p>1.687.115<text:s/></text:p>
          </table:table-cell>
          <table:table-cell office:value-type="float" office:value="215368.08" table:style-name="ce14">
            <text:p>215.368<text:s/></text:p>
          </table:table-cell>
          <table:table-cell office:value-type="float" office:value="15600728.379999999" table:style-name="ce15">
            <text:p>15.600.7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7356382.5800000001" table:style-name="ce14">
            <text:p>7.356.383<text:s/></text:p>
          </table:table-cell>
          <table:table-cell office:value-type="float" office:value="49441501.649999999" table:style-name="ce14">
            <text:p>49.441.502<text:s/></text:p>
          </table:table-cell>
          <table:table-cell office:value-type="float" office:value="283519342.56999999" table:style-name="ce14">
            <text:p>283.519.343<text:s/></text:p>
          </table:table-cell>
          <table:table-cell office:value-type="float" office:value="4760960.7" table:style-name="ce14">
            <text:p>4.760.961<text:s/></text:p>
          </table:table-cell>
          <table:table-cell office:value-type="float" office:value="392270125.95999998" table:style-name="ce14">
            <text:p>392.270.126<text:s/></text:p>
          </table:table-cell>
          <table:table-cell office:value-type="float" office:value="235450533.22999999" table:style-name="ce14">
            <text:p>235.450.533<text:s/></text:p>
          </table:table-cell>
          <table:table-cell office:value-type="float" office:value="1029830276.95" table:style-name="ce14">
            <text:p>1.029.830.277<text:s/></text:p>
          </table:table-cell>
          <table:table-cell office:value-type="float" office:value="263754716.78999999" table:style-name="ce14">
            <text:p>263.754.717<text:s/></text:p>
          </table:table-cell>
          <table:table-cell office:value-type="float" office:value="197448367.22999999" table:style-name="ce14">
            <text:p>197.448.367<text:s/></text:p>
          </table:table-cell>
          <table:table-cell office:value-type="float" office:value="155556142.58000001" table:style-name="ce14">
            <text:p>155.556.143<text:s/></text:p>
          </table:table-cell>
          <table:table-cell office:value-type="float" office:value="804296794.89999998" table:style-name="ce14">
            <text:p>804.296.795<text:s/></text:p>
          </table:table-cell>
          <table:table-cell office:value-type="float" office:value="71936144.670000002" table:style-name="ce14">
            <text:p>71.936.145<text:s/></text:p>
          </table:table-cell>
          <table:table-cell office:value-type="float" office:value="91509081.560000002" table:style-name="ce14">
            <text:p>91.509.082<text:s/></text:p>
          </table:table-cell>
          <table:table-cell office:value-type="float" office:value="98929293.689999998" table:style-name="ce14">
            <text:p>98.929.294<text:s/></text:p>
          </table:table-cell>
          <table:table-cell office:value-type="float" office:value="56865689.130000003" table:style-name="ce14">
            <text:p>56.865.689<text:s/></text:p>
          </table:table-cell>
          <table:table-cell office:value-type="float" office:value="326753860.39999998" table:style-name="ce14">
            <text:p>326.753.860<text:s/></text:p>
          </table:table-cell>
          <table:table-cell office:value-type="float" office:value="34185254.700000003" table:style-name="ce14">
            <text:p>34.185.255<text:s/></text:p>
          </table:table-cell>
          <table:table-cell office:value-type="float" office:value="904631006.38999999" table:style-name="ce14">
            <text:p>904.631.006<text:s/></text:p>
          </table:table-cell>
          <table:table-cell office:value-type="float" office:value="3086658113.4899998" table:style-name="ce14">
            <text:p>3.086.658.113<text:s/></text:p>
          </table:table-cell>
          <table:table-cell office:value-type="float" office:value="60228928.259999998" table:style-name="ce14">
            <text:p>60.228.928<text:s/></text:p>
          </table:table-cell>
          <table:table-cell office:value-type="float" office:value="58560280.850000001" table:style-name="ce14">
            <text:p>58.560.281<text:s/></text:p>
          </table:table-cell>
          <table:table-cell office:value-type="float" office:value="6772855.0099999998" table:style-name="ce14">
            <text:p>6.772.855<text:s/></text:p>
          </table:table-cell>
          <table:table-cell office:value-type="float" office:value="845168691.48000002" table:style-name="ce14">
            <text:p>845.168.691<text:s/></text:p>
          </table:table-cell>
          <table:table-cell office:value-type="float" office:value="655820415.32000005" table:style-name="ce14">
            <text:p>655.820.415<text:s/></text:p>
          </table:table-cell>
          <table:table-cell office:value-type="float" office:value="40232640.609999999" table:style-name="ce14">
            <text:p>40.232.641<text:s/></text:p>
          </table:table-cell>
          <table:table-cell office:value-type="float" office:value="7405012329.7399998" table:style-name="ce14">
            <text:p>7.405.012.330<text:s/></text:p>
          </table:table-cell>
          <table:table-cell office:value-type="float" office:value="24412954.829999998" table:style-name="ce14">
            <text:p>24.412.955<text:s/></text:p>
          </table:table-cell>
          <table:table-cell office:value-type="float" office:value="17191362685.27" table:style-name="ce15">
            <text:p>17.191.362.6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16.86" table:style-name="ce14">
            <text:p>717<text:s/></text:p>
          </table:table-cell>
          <table:table-cell office:value-type="float" office:value="69124.3" table:style-name="ce14">
            <text:p>69.124<text:s/></text:p>
          </table:table-cell>
          <table:table-cell office:value-type="float" office:value="124574.54" table:style-name="ce14">
            <text:p>124.575<text:s/></text:p>
          </table:table-cell>
          <table:table-cell office:value-type="float" office:value="21944.9" table:style-name="ce14">
            <text:p>21.945<text:s/></text:p>
          </table:table-cell>
          <table:table-cell office:value-type="float" office:value="2189522.19" table:style-name="ce14">
            <text:p>2.189.522<text:s/></text:p>
          </table:table-cell>
          <table:table-cell office:value-type="float" office:value="18861375.059999999" table:style-name="ce14">
            <text:p>18.861.375<text:s/></text:p>
          </table:table-cell>
          <table:table-cell office:value-type="float" office:value="556185326.97000003" table:style-name="ce14">
            <text:p>556.185.327<text:s/></text:p>
          </table:table-cell>
          <table:table-cell office:value-type="float" office:value="6174075.8300000001" table:style-name="ce14">
            <text:p>6.174.076<text:s/></text:p>
          </table:table-cell>
          <table:table-cell office:value-type="float" office:value="394595.67" table:style-name="ce14">
            <text:p>394.596<text:s/></text:p>
          </table:table-cell>
          <table:table-cell office:value-type="float" office:value="25602.33" table:style-name="ce14">
            <text:p>25.602<text:s/></text:p>
          </table:table-cell>
          <table:table-cell office:value-type="float" office:value="22563664.43" table:style-name="ce14">
            <text:p>22.563.664<text:s/></text:p>
          </table:table-cell>
          <table:table-cell office:value-type="float" office:value="13325.17" table:style-name="ce14">
            <text:p>13.325<text:s/></text:p>
          </table:table-cell>
          <table:table-cell office:value-type="float" office:value="110394.03" table:style-name="ce14">
            <text:p>110.394<text:s/></text:p>
          </table:table-cell>
          <table:table-cell office:value-type="float" office:value="9954366.9100000001" table:style-name="ce14">
            <text:p>9.954.367<text:s/></text:p>
          </table:table-cell>
          <table:table-cell office:value-type="float" office:value="46526.86" table:style-name="ce14">
            <text:p>46.527<text:s/></text:p>
          </table:table-cell>
          <table:table-cell office:value-type="float" office:value="8701473.2799999993" table:style-name="ce14">
            <text:p>8.701.473<text:s/></text:p>
          </table:table-cell>
          <table:table-cell office:value-type="float" office:value="55846.18" table:style-name="ce14">
            <text:p>55.846<text:s/></text:p>
          </table:table-cell>
          <table:table-cell office:value-type="float" office:value="60124147.020000003" table:style-name="ce14">
            <text:p>60.124.147<text:s/></text:p>
          </table:table-cell>
          <table:table-cell office:value-type="float" office:value="108984018.48" table:style-name="ce14">
            <text:p>108.984.018<text:s/></text:p>
          </table:table-cell>
          <table:table-cell office:value-type="float" office:value="137312.60999999999" table:style-name="ce14">
            <text:p>137.313<text:s/></text:p>
          </table:table-cell>
          <table:table-cell office:value-type="float" office:value="22921.09" table:style-name="ce14">
            <text:p>22.921<text:s/></text:p>
          </table:table-cell>
          <table:table-cell office:value-type="float" office:value="5780.1" table:style-name="ce14">
            <text:p>5.780<text:s/></text:p>
          </table:table-cell>
          <table:table-cell office:value-type="float" office:value="36527261.079999998" table:style-name="ce14">
            <text:p>36.527.261<text:s/></text:p>
          </table:table-cell>
          <table:table-cell office:value-type="float" office:value="1176056.3999999999" table:style-name="ce14">
            <text:p>1.176.056<text:s/></text:p>
          </table:table-cell>
          <table:table-cell office:value-type="float" office:value="1513384.36" table:style-name="ce14">
            <text:p>1.513.384<text:s/></text:p>
          </table:table-cell>
          <table:table-cell office:value-type="float" office:value="1116392804.0599999" table:style-name="ce14">
            <text:p>1.116.392.804<text:s/></text:p>
          </table:table-cell>
          <table:table-cell office:value-type="float" office:value="3504.23" table:style-name="ce14">
            <text:p>3.504<text:s/></text:p>
          </table:table-cell>
          <table:table-cell office:value-type="float" office:value="1950379644.9400001" table:style-name="ce15">
            <text:p>1.950.379.6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7355665.7199999988" table:style-name="ce14">
            <text:p>7.355.666<text:s/></text:p>
          </table:table-cell>
          <table:table-cell office:value-type="float" office:value="49372377.349999994" table:style-name="ce14">
            <text:p>49.372.377<text:s/></text:p>
          </table:table-cell>
          <table:table-cell office:value-type="float" office:value="283394768.03000003" table:style-name="ce14">
            <text:p>283.394.768<text:s/></text:p>
          </table:table-cell>
          <table:table-cell office:value-type="float" office:value="4739015.8" table:style-name="ce14">
            <text:p>4.739.016<text:s/></text:p>
          </table:table-cell>
          <table:table-cell office:value-type="float" office:value="390080603.76999998" table:style-name="ce14">
            <text:p>390.080.604<text:s/></text:p>
          </table:table-cell>
          <table:table-cell office:value-type="float" office:value="216589158.16999999" table:style-name="ce14">
            <text:p>216.589.158<text:s/></text:p>
          </table:table-cell>
          <table:table-cell office:value-type="float" office:value="473644949.97999996" table:style-name="ce14">
            <text:p>473.644.950<text:s/></text:p>
          </table:table-cell>
          <table:table-cell office:value-type="float" office:value="257580640.96000001" table:style-name="ce14">
            <text:p>257.580.641<text:s/></text:p>
          </table:table-cell>
          <table:table-cell office:value-type="float" office:value="197053771.56000003" table:style-name="ce14">
            <text:p>197.053.772<text:s/></text:p>
          </table:table-cell>
          <table:table-cell office:value-type="float" office:value="155530540.25" table:style-name="ce14">
            <text:p>155.530.540<text:s/></text:p>
          </table:table-cell>
          <table:table-cell office:value-type="float" office:value="781733130.47000003" table:style-name="ce14">
            <text:p>781.733.130<text:s/></text:p>
          </table:table-cell>
          <table:table-cell office:value-type="float" office:value="71922819.5" table:style-name="ce14">
            <text:p>71.922.820<text:s/></text:p>
          </table:table-cell>
          <table:table-cell office:value-type="float" office:value="91398687.530000001" table:style-name="ce14">
            <text:p>91.398.688<text:s/></text:p>
          </table:table-cell>
          <table:table-cell office:value-type="float" office:value="88974926.780000001" table:style-name="ce14">
            <text:p>88.974.927<text:s/></text:p>
          </table:table-cell>
          <table:table-cell office:value-type="float" office:value="56819162.270000003" table:style-name="ce14">
            <text:p>56.819.162<text:s/></text:p>
          </table:table-cell>
          <table:table-cell office:value-type="float" office:value="318052387.12" table:style-name="ce14">
            <text:p>318.052.387<text:s/></text:p>
          </table:table-cell>
          <table:table-cell office:value-type="float" office:value="34129408.520000003" table:style-name="ce14">
            <text:p>34.129.409<text:s/></text:p>
          </table:table-cell>
          <table:table-cell office:value-type="float" office:value="844506859.37000012" table:style-name="ce14">
            <text:p>844.506.859<text:s/></text:p>
          </table:table-cell>
          <table:table-cell office:value-type="float" office:value="2977674095.0100002" table:style-name="ce14">
            <text:p>2.977.674.095<text:s/></text:p>
          </table:table-cell>
          <table:table-cell office:value-type="float" office:value="60091615.649999999" table:style-name="ce14">
            <text:p>60.091.616<text:s/></text:p>
          </table:table-cell>
          <table:table-cell office:value-type="float" office:value="58537359.75999999" table:style-name="ce14">
            <text:p>58.537.360<text:s/></text:p>
          </table:table-cell>
          <table:table-cell office:value-type="float" office:value="6767074.9100000001" table:style-name="ce14">
            <text:p>6.767.075<text:s/></text:p>
          </table:table-cell>
          <table:table-cell office:value-type="float" office:value="808641430.39999998" table:style-name="ce14">
            <text:p>808.641.430<text:s/></text:p>
          </table:table-cell>
          <table:table-cell office:value-type="float" office:value="654644358.91999996" table:style-name="ce14">
            <text:p>654.644.359<text:s/></text:p>
          </table:table-cell>
          <table:table-cell office:value-type="float" office:value="38719256.25" table:style-name="ce14">
            <text:p>38.719.256<text:s/></text:p>
          </table:table-cell>
          <table:table-cell office:value-type="float" office:value="6288619525.6800003" table:style-name="ce14">
            <text:p>6.288.619.526<text:s/></text:p>
          </table:table-cell>
          <table:table-cell office:value-type="float" office:value="24409450.599999998" table:style-name="ce14">
            <text:p>24.409.451<text:s/></text:p>
          </table:table-cell>
          <table:table-cell office:value-type="float" office:value="15240983040.33" table:style-name="ce15">
            <text:p>15.240.983.0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570430.01" table:style-name="ce14">
            <text:p>3.570.430<text:s/></text:p>
          </table:table-cell>
          <table:table-cell office:value-type="float" office:value="15755500.26" table:style-name="ce14">
            <text:p>15.755.500<text:s/></text:p>
          </table:table-cell>
          <table:table-cell office:value-type="float" office:value="70042267.030000001" table:style-name="ce14">
            <text:p>70.042.267<text:s/></text:p>
          </table:table-cell>
          <table:table-cell office:value-type="float" office:value="2483334.58" table:style-name="ce14">
            <text:p>2.483.335<text:s/></text:p>
          </table:table-cell>
          <table:table-cell office:value-type="float" office:value="114828967.59" table:style-name="ce14">
            <text:p>114.828.968<text:s/></text:p>
          </table:table-cell>
          <table:table-cell office:value-type="float" office:value="69551292.379999995" table:style-name="ce14">
            <text:p>69.551.292<text:s/></text:p>
          </table:table-cell>
          <table:table-cell office:value-type="float" office:value="337418330.10000002" table:style-name="ce14">
            <text:p>337.418.330<text:s/></text:p>
          </table:table-cell>
          <table:table-cell office:value-type="float" office:value="76231478.640000001" table:style-name="ce14">
            <text:p>76.231.479<text:s/></text:p>
          </table:table-cell>
          <table:table-cell office:value-type="float" office:value="73258252.549999997" table:style-name="ce14">
            <text:p>73.258.253<text:s/></text:p>
          </table:table-cell>
          <table:table-cell office:value-type="float" office:value="43371471.159999996" table:style-name="ce14">
            <text:p>43.371.471<text:s/></text:p>
          </table:table-cell>
          <table:table-cell office:value-type="float" office:value="253983606.93000001" table:style-name="ce14">
            <text:p>253.983.607<text:s/></text:p>
          </table:table-cell>
          <table:table-cell office:value-type="float" office:value="26716517.68" table:style-name="ce14">
            <text:p>26.716.518<text:s/></text:p>
          </table:table-cell>
          <table:table-cell office:value-type="float" office:value="37977440.060000002" table:style-name="ce14">
            <text:p>37.977.440<text:s/></text:p>
          </table:table-cell>
          <table:table-cell office:value-type="float" office:value="37946392.649999999" table:style-name="ce14">
            <text:p>37.946.393<text:s/></text:p>
          </table:table-cell>
          <table:table-cell office:value-type="float" office:value="20303893.210000001" table:style-name="ce14">
            <text:p>20.303.893<text:s/></text:p>
          </table:table-cell>
          <table:table-cell office:value-type="float" office:value="98090479.840000004" table:style-name="ce14">
            <text:p>98.090.480<text:s/></text:p>
          </table:table-cell>
          <table:table-cell office:value-type="float" office:value="13758931.33" table:style-name="ce14">
            <text:p>13.758.931<text:s/></text:p>
          </table:table-cell>
          <table:table-cell office:value-type="float" office:value="245842290.72" table:style-name="ce14">
            <text:p>245.842.291<text:s/></text:p>
          </table:table-cell>
          <table:table-cell office:value-type="float" office:value="708345273.03999996" table:style-name="ce14">
            <text:p>708.345.273<text:s/></text:p>
          </table:table-cell>
          <table:table-cell office:value-type="float" office:value="21336137.030000001" table:style-name="ce14">
            <text:p>21.336.137<text:s/></text:p>
          </table:table-cell>
          <table:table-cell office:value-type="float" office:value="18694489.370000001" table:style-name="ce14">
            <text:p>18.694.489<text:s/></text:p>
          </table:table-cell>
          <table:table-cell office:value-type="float" office:value="3153705.36" table:style-name="ce14">
            <text:p>3.153.705<text:s/></text:p>
          </table:table-cell>
          <table:table-cell office:value-type="float" office:value="239527104.56" table:style-name="ce14">
            <text:p>239.527.105<text:s/></text:p>
          </table:table-cell>
          <table:table-cell office:value-type="float" office:value="171406709.59999999" table:style-name="ce14">
            <text:p>171.406.710<text:s/></text:p>
          </table:table-cell>
          <table:table-cell office:value-type="float" office:value="14028700.289999999" table:style-name="ce14">
            <text:p>14.028.700<text:s/></text:p>
          </table:table-cell>
          <table:table-cell office:value-type="float" office:value="1761983403.0599999" table:style-name="ce14">
            <text:p>1.761.983.403<text:s/></text:p>
          </table:table-cell>
          <table:table-cell office:value-type="float" office:value="11211126.85" table:style-name="ce14">
            <text:p>11.211.127<text:s/></text:p>
          </table:table-cell>
          <table:table-cell office:value-type="float" office:value="4490817525.8800011" table:style-name="ce15">
            <text:p>4.490.817.5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25.17" table:style-name="ce14">
            <text:p>125<text:s/></text:p>
          </table:table-cell>
          <table:table-cell office:value-type="float" office:value="11052.38" table:style-name="ce14">
            <text:p>11.052<text:s/></text:p>
          </table:table-cell>
          <table:table-cell office:value-type="float" office:value="20216.52" table:style-name="ce14">
            <text:p>20.217<text:s/></text:p>
          </table:table-cell>
          <table:table-cell office:value-type="float" office:value="3564.78" table:style-name="ce14">
            <text:p>3.565<text:s/></text:p>
          </table:table-cell>
          <table:table-cell office:value-type="float" office:value="357605.51" table:style-name="ce14">
            <text:p>357.606<text:s/></text:p>
          </table:table-cell>
          <table:table-cell office:value-type="float" office:value="2881279.85" table:style-name="ce14">
            <text:p>2.881.280<text:s/></text:p>
          </table:table-cell>
          <table:table-cell office:value-type="float" office:value="92213517.120000005" table:style-name="ce14">
            <text:p>92.213.517<text:s/></text:p>
          </table:table-cell>
          <table:table-cell office:value-type="float" office:value="1033169.29" table:style-name="ce14">
            <text:p>1.033.169<text:s/></text:p>
          </table:table-cell>
          <table:table-cell office:value-type="float" office:value="65653.5" table:style-name="ce14">
            <text:p>65.654<text:s/></text:p>
          </table:table-cell>
          <table:table-cell office:value-type="float" office:value="4627.1400000000003" table:style-name="ce14">
            <text:p>4.627<text:s/></text:p>
          </table:table-cell>
          <table:table-cell office:value-type="float" office:value="3572674.9" table:style-name="ce14">
            <text:p>3.572.675<text:s/></text:p>
          </table:table-cell>
          <table:table-cell office:value-type="float" office:value="2119.77" table:style-name="ce14">
            <text:p>2.120<text:s/></text:p>
          </table:table-cell>
          <table:table-cell office:value-type="float" office:value="19413.41" table:style-name="ce14">
            <text:p>19.413<text:s/></text:p>
          </table:table-cell>
          <table:table-cell office:value-type="float" office:value="1622811.62" table:style-name="ce14">
            <text:p>1.622.812<text:s/></text:p>
          </table:table-cell>
          <table:table-cell office:value-type="float" office:value="8064.46" table:style-name="ce14">
            <text:p>8.064<text:s/></text:p>
          </table:table-cell>
          <table:table-cell office:value-type="float" office:value="1415396.08" table:style-name="ce14">
            <text:p>1.415.396<text:s/></text:p>
          </table:table-cell>
          <table:table-cell office:value-type="float" office:value="9633.34" table:style-name="ce14">
            <text:p>9.633<text:s/></text:p>
          </table:table-cell>
          <table:table-cell office:value-type="float" office:value="9826839.0899999999" table:style-name="ce14">
            <text:p>9.826.839<text:s/></text:p>
          </table:table-cell>
          <table:table-cell office:value-type="float" office:value="17636806.649999999" table:style-name="ce14">
            <text:p>17.636.807<text:s/></text:p>
          </table:table-cell>
          <table:table-cell office:value-type="float" office:value="23289.3" table:style-name="ce14">
            <text:p>23.289<text:s/></text:p>
          </table:table-cell>
          <table:table-cell office:value-type="float" office:value="3677.25" table:style-name="ce14">
            <text:p>3.677<text:s/></text:p>
          </table:table-cell>
          <table:table-cell office:value-type="float" office:value="866.85" table:style-name="ce14">
            <text:p>867<text:s/></text:p>
          </table:table-cell>
          <table:table-cell office:value-type="float" office:value="6150199.75" table:style-name="ce14">
            <text:p>6.150.200<text:s/></text:p>
          </table:table-cell>
          <table:table-cell office:value-type="float" office:value="196070.46" table:style-name="ce14">
            <text:p>196.070<text:s/></text:p>
          </table:table-cell>
          <table:table-cell office:value-type="float" office:value="69854.84" table:style-name="ce14">
            <text:p>69.855<text:s/></text:p>
          </table:table-cell>
          <table:table-cell office:value-type="float" office:value="142849495.16999999" table:style-name="ce14">
            <text:p>142.849.495<text:s/></text:p>
          </table:table-cell>
          <table:table-cell office:value-type="float" office:value="569.41999999999996" table:style-name="ce14">
            <text:p>569<text:s/></text:p>
          </table:table-cell>
          <table:table-cell office:value-type="float" office:value="279998593.62000006" table:style-name="ce15">
            <text:p>279.998.5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570304.8400000003" table:style-name="ce14">
            <text:p>3.570.305<text:s/></text:p>
          </table:table-cell>
          <table:table-cell office:value-type="float" office:value="15744447.879999999" table:style-name="ce14">
            <text:p>15.744.448<text:s/></text:p>
          </table:table-cell>
          <table:table-cell office:value-type="float" office:value="70022050.510000005" table:style-name="ce14">
            <text:p>70.022.051<text:s/></text:p>
          </table:table-cell>
          <table:table-cell office:value-type="float" office:value="2479769.7999999998" table:style-name="ce14">
            <text:p>2.479.770<text:s/></text:p>
          </table:table-cell>
          <table:table-cell office:value-type="float" office:value="114471362.08" table:style-name="ce14">
            <text:p>114.471.362<text:s/></text:p>
          </table:table-cell>
          <table:table-cell office:value-type="float" office:value="66670012.529999994" table:style-name="ce14">
            <text:p>66.670.013<text:s/></text:p>
          </table:table-cell>
          <table:table-cell office:value-type="float" office:value="245204812.98000002" table:style-name="ce14">
            <text:p>245.204.813<text:s/></text:p>
          </table:table-cell>
          <table:table-cell office:value-type="float" office:value="75198309.350000009" table:style-name="ce14">
            <text:p>75.198.309<text:s/></text:p>
          </table:table-cell>
          <table:table-cell office:value-type="float" office:value="73192599.049999997" table:style-name="ce14">
            <text:p>73.192.599<text:s/></text:p>
          </table:table-cell>
          <table:table-cell office:value-type="float" office:value="43366844.020000003" table:style-name="ce14">
            <text:p>43.366.844<text:s/></text:p>
          </table:table-cell>
          <table:table-cell office:value-type="float" office:value="250410932.03" table:style-name="ce14">
            <text:p>250.410.932<text:s/></text:p>
          </table:table-cell>
          <table:table-cell office:value-type="float" office:value="26714397.91" table:style-name="ce14">
            <text:p>26.714.398<text:s/></text:p>
          </table:table-cell>
          <table:table-cell office:value-type="float" office:value="37958026.649999999" table:style-name="ce14">
            <text:p>37.958.027<text:s/></text:p>
          </table:table-cell>
          <table:table-cell office:value-type="float" office:value="36323581.030000001" table:style-name="ce14">
            <text:p>36.323.581<text:s/></text:p>
          </table:table-cell>
          <table:table-cell office:value-type="float" office:value="20295828.75" table:style-name="ce14">
            <text:p>20.295.829<text:s/></text:p>
          </table:table-cell>
          <table:table-cell office:value-type="float" office:value="96675083.75999999" table:style-name="ce14">
            <text:p>96.675.084<text:s/></text:p>
          </table:table-cell>
          <table:table-cell office:value-type="float" office:value="13749297.99" table:style-name="ce14">
            <text:p>13.749.298<text:s/></text:p>
          </table:table-cell>
          <table:table-cell office:value-type="float" office:value="236015451.63" table:style-name="ce14">
            <text:p>236.015.452<text:s/></text:p>
          </table:table-cell>
          <table:table-cell office:value-type="float" office:value="690708466.38999999" table:style-name="ce14">
            <text:p>690.708.466<text:s/></text:p>
          </table:table-cell>
          <table:table-cell office:value-type="float" office:value="21312847.73" table:style-name="ce14">
            <text:p>21.312.848<text:s/></text:p>
          </table:table-cell>
          <table:table-cell office:value-type="float" office:value="18690812.119999997" table:style-name="ce14">
            <text:p>18.690.812<text:s/></text:p>
          </table:table-cell>
          <table:table-cell office:value-type="float" office:value="3152838.5100000002" table:style-name="ce14">
            <text:p>3.152.839<text:s/></text:p>
          </table:table-cell>
          <table:table-cell office:value-type="float" office:value="233376904.81" table:style-name="ce14">
            <text:p>233.376.905<text:s/></text:p>
          </table:table-cell>
          <table:table-cell office:value-type="float" office:value="171210639.14000002" table:style-name="ce14">
            <text:p>171.210.639<text:s/></text:p>
          </table:table-cell>
          <table:table-cell office:value-type="float" office:value="13958845.449999999" table:style-name="ce14">
            <text:p>13.958.845<text:s/></text:p>
          </table:table-cell>
          <table:table-cell office:value-type="float" office:value="1619133907.8900001" table:style-name="ce14">
            <text:p>1.619.133.908<text:s/></text:p>
          </table:table-cell>
          <table:table-cell office:value-type="float" office:value="11210557.43" table:style-name="ce14">
            <text:p>11.210.557<text:s/></text:p>
          </table:table-cell>
          <table:table-cell office:value-type="float" office:value="4210818932.2599998" table:style-name="ce15">
            <text:p>4.210.818.9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5894311.96" table:style-name="ce14">
            <text:p>5.894.312<text:s/></text:p>
          </table:table-cell>
          <table:table-cell office:value-type="float" office:value="21675594.670000002" table:style-name="ce14">
            <text:p>21.675.595<text:s/></text:p>
          </table:table-cell>
          <table:table-cell office:value-type="float" office:value="117203743.56" table:style-name="ce14">
            <text:p>117.203.744<text:s/></text:p>
          </table:table-cell>
          <table:table-cell office:value-type="float" office:value="3185353.94" table:style-name="ce14">
            <text:p>3.185.354<text:s/></text:p>
          </table:table-cell>
          <table:table-cell office:value-type="float" office:value="143780019.84" table:style-name="ce14">
            <text:p>143.780.020<text:s/></text:p>
          </table:table-cell>
          <table:table-cell office:value-type="float" office:value="128982558.67" table:style-name="ce14">
            <text:p>128.982.559<text:s/></text:p>
          </table:table-cell>
          <table:table-cell office:value-type="float" office:value="799558548.33999991" table:style-name="ce14">
            <text:p>799.558.548<text:s/></text:p>
          </table:table-cell>
          <table:table-cell office:value-type="float" office:value="115152899.84999999" table:style-name="ce14">
            <text:p>115.152.900<text:s/></text:p>
          </table:table-cell>
          <table:table-cell office:value-type="float" office:value="96753317.25" table:style-name="ce14">
            <text:p>96.753.317<text:s/></text:p>
          </table:table-cell>
          <table:table-cell office:value-type="float" office:value="35098822.759999998" table:style-name="ce14">
            <text:p>35.098.823<text:s/></text:p>
          </table:table-cell>
          <table:table-cell office:value-type="float" office:value="416160374.69999999" table:style-name="ce14">
            <text:p>416.160.375<text:s/></text:p>
          </table:table-cell>
          <table:table-cell office:value-type="float" office:value="43740300.719999999" table:style-name="ce14">
            <text:p>43.740.301<text:s/></text:p>
          </table:table-cell>
          <table:table-cell office:value-type="float" office:value="64102068.539999999" table:style-name="ce14">
            <text:p>64.102.069<text:s/></text:p>
          </table:table-cell>
          <table:table-cell office:value-type="float" office:value="72730806.019999996" table:style-name="ce14">
            <text:p>72.730.806<text:s/></text:p>
          </table:table-cell>
          <table:table-cell office:value-type="float" office:value="29210810.370000001" table:style-name="ce14">
            <text:p>29.210.810<text:s/></text:p>
          </table:table-cell>
          <table:table-cell office:value-type="float" office:value="110235425.55" table:style-name="ce14">
            <text:p>110.235.426<text:s/></text:p>
          </table:table-cell>
          <table:table-cell office:value-type="float" office:value="24749619" table:style-name="ce14">
            <text:p>24.749.619<text:s/></text:p>
          </table:table-cell>
          <table:table-cell office:value-type="float" office:value="360096036.39999998" table:style-name="ce14">
            <text:p>360.096.036<text:s/></text:p>
          </table:table-cell>
          <table:table-cell office:value-type="float" office:value="1012959279.71" table:style-name="ce14">
            <text:p>1.012.959.280<text:s/></text:p>
          </table:table-cell>
          <table:table-cell office:value-type="float" office:value="37567549.200000003" table:style-name="ce14">
            <text:p>37.567.549<text:s/></text:p>
          </table:table-cell>
          <table:table-cell office:value-type="float" office:value="18840804.77" table:style-name="ce14">
            <text:p>18.840.805<text:s/></text:p>
          </table:table-cell>
          <table:table-cell office:value-type="float" office:value="5540095.3099999996" table:style-name="ce14">
            <text:p>5.540.095<text:s/></text:p>
          </table:table-cell>
          <table:table-cell office:value-type="float" office:value="370922966.25999999" table:style-name="ce14">
            <text:p>370.922.966<text:s/></text:p>
          </table:table-cell>
          <table:table-cell office:value-type="float" office:value="267747311.63" table:style-name="ce14">
            <text:p>267.747.312<text:s/></text:p>
          </table:table-cell>
          <table:table-cell office:value-type="float" office:value="20988179.98" table:style-name="ce14">
            <text:p>20.988.180<text:s/></text:p>
          </table:table-cell>
          <table:table-cell office:value-type="float" office:value="3338676177.71" table:style-name="ce14">
            <text:p>3.338.676.178<text:s/></text:p>
          </table:table-cell>
          <table:table-cell office:value-type="float" office:value="16367395.789999999" table:style-name="ce14">
            <text:p>16.367.396<text:s/></text:p>
          </table:table-cell>
          <table:table-cell office:value-type="float" office:value="7677920372.499999" table:style-name="ce15">
            <text:p>7.677.920.3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20441.07" table:style-name="ce14">
            <text:p>20.441<text:s/></text:p>
          </table:table-cell>
          <table:table-cell office:value-type="float" office:value="37865.760000000002" table:style-name="ce14">
            <text:p>37.866<text:s/></text:p>
          </table:table-cell>
          <table:table-cell office:value-type="float" office:value="167342.44" table:style-name="ce14">
            <text:p>167.342<text:s/></text:p>
          </table:table-cell>
          <table:table-cell office:value-type="float" office:value="641.59" table:style-name="ce14">
            <text:p>642<text:s/></text:p>
          </table:table-cell>
          <table:table-cell office:value-type="float" office:value="1390517.83" table:style-name="ce14">
            <text:p>1.390.518<text:s/></text:p>
          </table:table-cell>
          <table:table-cell office:value-type="float" office:value="11869477.210000001" table:style-name="ce14">
            <text:p>11.869.477<text:s/></text:p>
          </table:table-cell>
          <table:table-cell office:value-type="float" office:value="596538894.63" table:style-name="ce14">
            <text:p>596.538.895<text:s/></text:p>
          </table:table-cell>
          <table:table-cell office:value-type="float" office:value="4364919.62" table:style-name="ce14">
            <text:p>4.364.920<text:s/></text:p>
          </table:table-cell>
          <table:table-cell office:value-type="float" office:value="446929.53" table:style-name="ce14">
            <text:p>446.930<text:s/></text:p>
          </table:table-cell>
          <table:table-cell office:value-type="float" office:value="8198.6" table:style-name="ce14">
            <text:p>8.199<text:s/></text:p>
          </table:table-cell>
          <table:table-cell office:value-type="float" office:value="7713092.1500000004" table:style-name="ce14">
            <text:p>7.713.092<text:s/></text:p>
          </table:table-cell>
          <table:table-cell office:value-type="float" office:value="72778.98" table:style-name="ce14">
            <text:p>72.779<text:s/></text:p>
          </table:table-cell>
          <table:table-cell office:value-type="float" office:value="261467.54" table:style-name="ce14">
            <text:p>261.468<text:s/></text:p>
          </table:table-cell>
          <table:table-cell office:value-type="float" office:value="15620754.449999999" table:style-name="ce14">
            <text:p>15.620.754<text:s/></text:p>
          </table:table-cell>
          <table:table-cell office:value-type="float" office:value="21903.439999999999" table:style-name="ce14">
            <text:p>21.903<text:s/></text:p>
          </table:table-cell>
          <table:table-cell office:value-type="float" office:value="5093178.7" table:style-name="ce14">
            <text:p>5.093.179<text:s/></text:p>
          </table:table-cell>
          <table:table-cell office:value-type="float" office:value="2714.03" table:style-name="ce14">
            <text:p>2.714<text:s/></text:p>
          </table:table-cell>
          <table:table-cell office:value-type="float" office:value="18127870.34" table:style-name="ce14">
            <text:p>18.127.870<text:s/></text:p>
          </table:table-cell>
          <table:table-cell office:value-type="float" office:value="197968958.00999999" table:style-name="ce14">
            <text:p>197.968.958<text:s/></text:p>
          </table:table-cell>
          <table:table-cell office:value-type="float" office:value="41305.519999999997" table:style-name="ce14">
            <text:p>41.306<text:s/></text:p>
          </table:table-cell>
          <table:table-cell office:value-type="float" office:value="113174.26" table:style-name="ce14">
            <text:p>113.174<text:s/></text:p>
          </table:table-cell>
          <table:table-cell office:value-type="float" office:value="13650.7" table:style-name="ce14">
            <text:p>13.651<text:s/></text:p>
          </table:table-cell>
          <table:table-cell office:value-type="float" office:value="22366988.77" table:style-name="ce14">
            <text:p>22.366.989<text:s/></text:p>
          </table:table-cell>
          <table:table-cell office:value-type="float" office:value="858955.53" table:style-name="ce14">
            <text:p>858.956<text:s/></text:p>
          </table:table-cell>
          <table:table-cell office:value-type="float" office:value="1330216.25" table:style-name="ce14">
            <text:p>1.330.216<text:s/></text:p>
          </table:table-cell>
          <table:table-cell office:value-type="float" office:value="666191993.23000002" table:style-name="ce14">
            <text:p>666.191.993<text:s/></text:p>
          </table:table-cell>
          <table:table-cell office:value-type="float" office:value="4984.88" table:style-name="ce14">
            <text:p>4.985<text:s/></text:p>
          </table:table-cell>
          <table:table-cell office:value-type="float" office:value="1550649215.0600002" table:style-name="ce15">
            <text:p>1.550.649.21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5873870.8899999997" table:style-name="ce14">
            <text:p>5.873.871<text:s/></text:p>
          </table:table-cell>
          <table:table-cell office:value-type="float" office:value="21637728.91" table:style-name="ce14">
            <text:p>21.637.729<text:s/></text:p>
          </table:table-cell>
          <table:table-cell office:value-type="float" office:value="117036401.11999999" table:style-name="ce14">
            <text:p>117.036.401<text:s/></text:p>
          </table:table-cell>
          <table:table-cell office:value-type="float" office:value="3184712.35" table:style-name="ce14">
            <text:p>3.184.712<text:s/></text:p>
          </table:table-cell>
          <table:table-cell office:value-type="float" office:value="142389502.00999999" table:style-name="ce14">
            <text:p>142.389.502<text:s/></text:p>
          </table:table-cell>
          <table:table-cell office:value-type="float" office:value="117113081.46000001" table:style-name="ce14">
            <text:p>117.113.081<text:s/></text:p>
          </table:table-cell>
          <table:table-cell office:value-type="float" office:value="203019653.71000001" table:style-name="ce14">
            <text:p>203.019.654<text:s/></text:p>
          </table:table-cell>
          <table:table-cell office:value-type="float" office:value="110787980.23" table:style-name="ce14">
            <text:p>110.787.980<text:s/></text:p>
          </table:table-cell>
          <table:table-cell office:value-type="float" office:value="96306387.719999984" table:style-name="ce14">
            <text:p>96.306.388<text:s/></text:p>
          </table:table-cell>
          <table:table-cell office:value-type="float" office:value="35090624.159999996" table:style-name="ce14">
            <text:p>35.090.624<text:s/></text:p>
          </table:table-cell>
          <table:table-cell office:value-type="float" office:value="408447282.55000001" table:style-name="ce14">
            <text:p>408.447.283<text:s/></text:p>
          </table:table-cell>
          <table:table-cell office:value-type="float" office:value="43667521.740000002" table:style-name="ce14">
            <text:p>43.667.522<text:s/></text:p>
          </table:table-cell>
          <table:table-cell office:value-type="float" office:value="63840601" table:style-name="ce14">
            <text:p>63.840.601<text:s/></text:p>
          </table:table-cell>
          <table:table-cell office:value-type="float" office:value="57110051.569999993" table:style-name="ce14">
            <text:p>57.110.052<text:s/></text:p>
          </table:table-cell>
          <table:table-cell office:value-type="float" office:value="29188906.93" table:style-name="ce14">
            <text:p>29.188.907<text:s/></text:p>
          </table:table-cell>
          <table:table-cell office:value-type="float" office:value="105142246.85000001" table:style-name="ce14">
            <text:p>105.142.247<text:s/></text:p>
          </table:table-cell>
          <table:table-cell office:value-type="float" office:value="24746904.970000003" table:style-name="ce14">
            <text:p>24.746.905<text:s/></text:p>
          </table:table-cell>
          <table:table-cell office:value-type="float" office:value="341968166.06" table:style-name="ce14">
            <text:p>341.968.166<text:s/></text:p>
          </table:table-cell>
          <table:table-cell office:value-type="float" office:value="814990321.70000005" table:style-name="ce14">
            <text:p>814.990.322<text:s/></text:p>
          </table:table-cell>
          <table:table-cell office:value-type="float" office:value="37526243.68" table:style-name="ce14">
            <text:p>37.526.244<text:s/></text:p>
          </table:table-cell>
          <table:table-cell office:value-type="float" office:value="18727630.510000002" table:style-name="ce14">
            <text:p>18.727.631<text:s/></text:p>
          </table:table-cell>
          <table:table-cell office:value-type="float" office:value="5526444.6100000003" table:style-name="ce14">
            <text:p>5.526.445<text:s/></text:p>
          </table:table-cell>
          <table:table-cell office:value-type="float" office:value="348555977.49000001" table:style-name="ce14">
            <text:p>348.555.977<text:s/></text:p>
          </table:table-cell>
          <table:table-cell office:value-type="float" office:value="266888356.10000002" table:style-name="ce14">
            <text:p>266.888.356<text:s/></text:p>
          </table:table-cell>
          <table:table-cell office:value-type="float" office:value="19657963.73" table:style-name="ce14">
            <text:p>19.657.964<text:s/></text:p>
          </table:table-cell>
          <table:table-cell office:value-type="float" office:value="2672484184.48" table:style-name="ce14">
            <text:p>2.672.484.184<text:s/></text:p>
          </table:table-cell>
          <table:table-cell office:value-type="float" office:value="16362410.91" table:style-name="ce14">
            <text:p>16.362.411<text:s/></text:p>
          </table:table-cell>
          <table:table-cell office:value-type="float" office:value="6127271157.4400005" table:style-name="ce15">
            <text:p>6.127.271.1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13584.03" table:style-name="ce14">
            <text:p>13.584<text:s/></text:p>
          </table:table-cell>
          <table:table-cell office:value-type="float" office:value="515000" table:style-name="ce14">
            <text:p>515.00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28271.2999999998" table:style-name="ce14">
            <text:p>2.528.271<text:s/></text:p>
          </table:table-cell>
          <table:table-cell office:value-type="float" office:value="97.48" table:style-name="ce14">
            <text:p>9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3147.019999999997" table:style-name="ce14">
            <text:p>33.14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018851.02" table:style-name="ce14">
            <text:p>24.018.851<text:s/></text:p>
          </table:table-cell>
          <table:table-cell office:value-type="float" office:value="154.05000000000001" table:style-name="ce14">
            <text:p>15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8335.320000000007" table:style-name="ce14">
            <text:p>68.33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178.85" table:style-name="ce14">
            <text:p>11.179<text:s/></text:p>
          </table:table-cell>
          <table:table-cell office:value-type="float" office:value="6385933.9900000002" table:style-name="ce14">
            <text:p>6.385.93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980531.84" table:style-name="ce14">
            <text:p>12.980.532<text:s/></text:p>
          </table:table-cell>
          <table:table-cell office:value-type="float" office:value="406848563.94" table:style-name="ce14">
            <text:p>406.848.56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006505.9400000004" table:style-name="ce14">
            <text:p>5.006.506<text:s/></text:p>
          </table:table-cell>
          <table:table-cell office:value-type="float" office:value="30.03" table:style-name="ce14">
            <text:p>30<text:s/></text:p>
          </table:table-cell>
          <table:table-cell office:value-type="float" office:value="4779.5" table:style-name="ce14">
            <text:p>4.780<text:s/></text:p>
          </table:table-cell>
          <table:table-cell office:value-type="float" office:value="12965082.779999999" table:style-name="ce14">
            <text:p>12.965.08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71380047.08999997" table:style-name="ce15">
            <text:p>471.380.0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5662862.7699999996" table:style-name="ce14">
            <text:p>5.662.863<text:s/></text:p>
          </table:table-cell>
          <table:table-cell office:value-type="float" office:value="17579521.699999999" table:style-name="ce14">
            <text:p>17.579.522<text:s/></text:p>
          </table:table-cell>
          <table:table-cell office:value-type="float" office:value="13772674.24" table:style-name="ce14">
            <text:p>13.772.674<text:s/></text:p>
          </table:table-cell>
          <table:table-cell office:value-type="float" office:value="14921297.24" table:style-name="ce14">
            <text:p>14.921.297<text:s/></text:p>
          </table:table-cell>
          <table:table-cell office:value-type="float" office:value="46844848.600000001" table:style-name="ce14">
            <text:p>46.844.849<text:s/></text:p>
          </table:table-cell>
          <table:table-cell office:value-type="float" office:value="38431894.960000001" table:style-name="ce14">
            <text:p>38.431.895<text:s/></text:p>
          </table:table-cell>
          <table:table-cell office:value-type="float" office:value="1135562951.0899999" table:style-name="ce14">
            <text:p>1.135.562.951<text:s/></text:p>
          </table:table-cell>
          <table:table-cell office:value-type="float" office:value="23341205.75" table:style-name="ce14">
            <text:p>23.341.206<text:s/></text:p>
          </table:table-cell>
          <table:table-cell office:value-type="float" office:value="30861036.77" table:style-name="ce14">
            <text:p>30.861.037<text:s/></text:p>
          </table:table-cell>
          <table:table-cell office:value-type="float" office:value="21626261.739999998" table:style-name="ce14">
            <text:p>21.626.262<text:s/></text:p>
          </table:table-cell>
          <table:table-cell office:value-type="float" office:value="123993528.58" table:style-name="ce14">
            <text:p>123.993.529<text:s/></text:p>
          </table:table-cell>
          <table:table-cell office:value-type="float" office:value="17367752.640000001" table:style-name="ce14">
            <text:p>17.367.753<text:s/></text:p>
          </table:table-cell>
          <table:table-cell office:value-type="float" office:value="13939086.279999999" table:style-name="ce14">
            <text:p>13.939.086<text:s/></text:p>
          </table:table-cell>
          <table:table-cell office:value-type="float" office:value="31389780.879999999" table:style-name="ce14">
            <text:p>31.389.781<text:s/></text:p>
          </table:table-cell>
          <table:table-cell office:value-type="float" office:value="38723033.960000001" table:style-name="ce14">
            <text:p>38.723.034<text:s/></text:p>
          </table:table-cell>
          <table:table-cell office:value-type="float" office:value="52921972.579999998" table:style-name="ce14">
            <text:p>52.921.973<text:s/></text:p>
          </table:table-cell>
          <table:table-cell office:value-type="float" office:value="15745815.439999999" table:style-name="ce14">
            <text:p>15.745.815<text:s/></text:p>
          </table:table-cell>
          <table:table-cell office:value-type="float" office:value="55568541.020000003" table:style-name="ce14">
            <text:p>55.568.541<text:s/></text:p>
          </table:table-cell>
          <table:table-cell office:value-type="float" office:value="210540752.78999999" table:style-name="ce14">
            <text:p>210.540.753<text:s/></text:p>
          </table:table-cell>
          <table:table-cell office:value-type="float" office:value="30094012.079999998" table:style-name="ce14">
            <text:p>30.094.012<text:s/></text:p>
          </table:table-cell>
          <table:table-cell office:value-type="float" office:value="15594002.18" table:style-name="ce14">
            <text:p>15.594.002<text:s/></text:p>
          </table:table-cell>
          <table:table-cell office:value-type="float" office:value="11873286.1" table:style-name="ce14">
            <text:p>11.873.286<text:s/></text:p>
          </table:table-cell>
          <table:table-cell office:value-type="float" office:value="90902659.680000007" table:style-name="ce14">
            <text:p>90.902.660<text:s/></text:p>
          </table:table-cell>
          <table:table-cell office:value-type="float" office:value="42506637.829999998" table:style-name="ce14">
            <text:p>42.506.638<text:s/></text:p>
          </table:table-cell>
          <table:table-cell office:value-type="float" office:value="13614849.210000001" table:style-name="ce14">
            <text:p>13.614.849<text:s/></text:p>
          </table:table-cell>
          <table:table-cell office:value-type="float" office:value="108814003.76000001" table:style-name="ce14">
            <text:p>108.814.004<text:s/></text:p>
          </table:table-cell>
          <table:table-cell office:value-type="float" office:value="7280280.21" table:style-name="ce14">
            <text:p>7.280.280<text:s/></text:p>
          </table:table-cell>
          <table:table-cell office:value-type="float" office:value="2229474550.0799999" table:style-name="ce15">
            <text:p>2.229.474.55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303139.01" table:style-name="ce14">
            <text:p>1.303.139<text:s/></text:p>
          </table:table-cell>
          <table:table-cell office:value-type="float" office:value="5060266.9300000006" table:style-name="ce14">
            <text:p>5.060.267<text:s/></text:p>
          </table:table-cell>
          <table:table-cell office:value-type="float" office:value="17711230.210000001" table:style-name="ce14">
            <text:p>17.711.230<text:s/></text:p>
          </table:table-cell>
          <table:table-cell office:value-type="float" office:value="1209242.42" table:style-name="ce14">
            <text:p>1.209.242<text:s/></text:p>
          </table:table-cell>
          <table:table-cell office:value-type="float" office:value="23601479.23" table:style-name="ce14">
            <text:p>23.601.479<text:s/></text:p>
          </table:table-cell>
          <table:table-cell office:value-type="float" office:value="21540757.530000001" table:style-name="ce14">
            <text:p>21.540.758<text:s/></text:p>
          </table:table-cell>
          <table:table-cell office:value-type="float" office:value="424604806.06" table:style-name="ce14">
            <text:p>424.604.806<text:s/></text:p>
          </table:table-cell>
          <table:table-cell office:value-type="float" office:value="17601719.300000001" table:style-name="ce14">
            <text:p>17.601.719<text:s/></text:p>
          </table:table-cell>
          <table:table-cell office:value-type="float" office:value="19465919.849999998" table:style-name="ce14">
            <text:p>19.465.920<text:s/></text:p>
          </table:table-cell>
          <table:table-cell office:value-type="float" office:value="5335661.4000000004" table:style-name="ce14">
            <text:p>5.335.661<text:s/></text:p>
          </table:table-cell>
          <table:table-cell office:value-type="float" office:value="43635976.390000001" table:style-name="ce14">
            <text:p>43.635.976<text:s/></text:p>
          </table:table-cell>
          <table:table-cell office:value-type="float" office:value="11506133.390000001" table:style-name="ce14">
            <text:p>11.506.133<text:s/></text:p>
          </table:table-cell>
          <table:table-cell office:value-type="float" office:value="11770042.75" table:style-name="ce14">
            <text:p>11.770.043<text:s/></text:p>
          </table:table-cell>
          <table:table-cell office:value-type="float" office:value="13268305.33" table:style-name="ce14">
            <text:p>13.268.305<text:s/></text:p>
          </table:table-cell>
          <table:table-cell office:value-type="float" office:value="12355215.120000001" table:style-name="ce14">
            <text:p>12.355.215<text:s/></text:p>
          </table:table-cell>
          <table:table-cell office:value-type="float" office:value="26593691.259999994" table:style-name="ce14">
            <text:p>26.593.691<text:s/></text:p>
          </table:table-cell>
          <table:table-cell office:value-type="float" office:value="3005371.59" table:style-name="ce14">
            <text:p>3.005.372<text:s/></text:p>
          </table:table-cell>
          <table:table-cell office:value-type="float" office:value="72172909.149999991" table:style-name="ce14">
            <text:p>72.172.909<text:s/></text:p>
          </table:table-cell>
          <table:table-cell office:value-type="float" office:value="344712679.60000002" table:style-name="ce14">
            <text:p>344.712.680<text:s/></text:p>
          </table:table-cell>
          <table:table-cell office:value-type="float" office:value="5563035.8799999999" table:style-name="ce14">
            <text:p>5.563.036<text:s/></text:p>
          </table:table-cell>
          <table:table-cell office:value-type="float" office:value="6996451.4400000004" table:style-name="ce14">
            <text:p>6.996.451<text:s/></text:p>
          </table:table-cell>
          <table:table-cell office:value-type="float" office:value="932174.90999999992" table:style-name="ce14">
            <text:p>932.175<text:s/></text:p>
          </table:table-cell>
          <table:table-cell office:value-type="float" office:value="52682124.780000001" table:style-name="ce14">
            <text:p>52.682.125<text:s/></text:p>
          </table:table-cell>
          <table:table-cell office:value-type="float" office:value="50471302.269999988" table:style-name="ce14">
            <text:p>50.471.302<text:s/></text:p>
          </table:table-cell>
          <table:table-cell office:value-type="float" office:value="4377862.62" table:style-name="ce14">
            <text:p>4.377.863<text:s/></text:p>
          </table:table-cell>
          <table:table-cell office:value-type="float" office:value="511595757.80000001" table:style-name="ce14">
            <text:p>511.595.758<text:s/></text:p>
          </table:table-cell>
          <table:table-cell office:value-type="float" office:value="2591376.4699999997" table:style-name="ce14">
            <text:p>2.591.376<text:s/></text:p>
          </table:table-cell>
          <table:table-cell office:value-type="float" office:value="1711664632.6900001" table:style-name="ce15">
            <text:p>1.711.664.633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49058396.43" table:style-name="ce20">
            <text:p>49.058.396<text:s/></text:p>
          </table:table-cell>
          <table:table-cell office:value-type="float" office:value="229600968.5" table:style-name="ce20">
            <text:p>229.600.969<text:s/></text:p>
          </table:table-cell>
          <table:table-cell office:value-type="float" office:value="872928498.98000002" table:style-name="ce20">
            <text:p>872.928.499<text:s/></text:p>
          </table:table-cell>
          <table:table-cell office:value-type="float" office:value="42482821.700000003" table:style-name="ce20">
            <text:p>42.482.822<text:s/></text:p>
          </table:table-cell>
          <table:table-cell office:value-type="float" office:value="1485080957.6400001" table:style-name="ce20">
            <text:p>1.485.080.958<text:s/></text:p>
          </table:table-cell>
          <table:table-cell office:value-type="float" office:value="1057857571.96" table:style-name="ce20">
            <text:p>1.057.857.572<text:s/></text:p>
          </table:table-cell>
          <table:table-cell office:value-type="float" office:value="8528510408.4199991" table:style-name="ce20">
            <text:p>8.528.510.408<text:s/></text:p>
          </table:table-cell>
          <table:table-cell office:value-type="float" office:value="1154715448.6300001" table:style-name="ce20">
            <text:p>1.154.715.449<text:s/></text:p>
          </table:table-cell>
          <table:table-cell office:value-type="float" office:value="922100495.14999998" table:style-name="ce20">
            <text:p>922.100.495<text:s/></text:p>
          </table:table-cell>
          <table:table-cell office:value-type="float" office:value="434352969.10999995" table:style-name="ce20">
            <text:p>434.352.969<text:s/></text:p>
          </table:table-cell>
          <table:table-cell office:value-type="float" office:value="4198113508.6899996" table:style-name="ce20">
            <text:p>4.198.113.509<text:s/></text:p>
          </table:table-cell>
          <table:table-cell office:value-type="float" office:value="422985597.20000005" table:style-name="ce20">
            <text:p>422.985.597<text:s/></text:p>
          </table:table-cell>
          <table:table-cell office:value-type="float" office:value="497250546.40999997" table:style-name="ce20">
            <text:p>497.250.546<text:s/></text:p>
          </table:table-cell>
          <table:table-cell office:value-type="float" office:value="535094643.72999996" table:style-name="ce20">
            <text:p>535.094.644<text:s/></text:p>
          </table:table-cell>
          <table:table-cell office:value-type="float" office:value="336452544.32999998" table:style-name="ce20">
            <text:p>336.452.544<text:s/></text:p>
          </table:table-cell>
          <table:table-cell office:value-type="float" office:value="1280718751.8800001" table:style-name="ce20">
            <text:p>1.280.718.752<text:s/></text:p>
          </table:table-cell>
          <table:table-cell office:value-type="float" office:value="204528239.25" table:style-name="ce20">
            <text:p>204.528.239<text:s/></text:p>
          </table:table-cell>
          <table:table-cell office:value-type="float" office:value="4048089652.54" table:style-name="ce20">
            <text:p>4.048.089.653<text:s/></text:p>
          </table:table-cell>
          <table:table-cell office:value-type="float" office:value="11564382224.25" table:style-name="ce20">
            <text:p>11.564.382.224<text:s/></text:p>
          </table:table-cell>
          <table:table-cell office:value-type="float" office:value="336437216.77999997" table:style-name="ce20">
            <text:p>336.437.217<text:s/></text:p>
          </table:table-cell>
          <table:table-cell office:value-type="float" office:value="199817201.38999999" table:style-name="ce20">
            <text:p>199.817.201<text:s/></text:p>
          </table:table-cell>
          <table:table-cell office:value-type="float" office:value="51146892.990000002" table:style-name="ce20">
            <text:p>51.146.893<text:s/></text:p>
          </table:table-cell>
          <table:table-cell office:value-type="float" office:value="3968763001.0299997" table:style-name="ce20">
            <text:p>3.968.763.001<text:s/></text:p>
          </table:table-cell>
          <table:table-cell office:value-type="float" office:value="2750368906.3400002" table:style-name="ce20">
            <text:p>2.750.368.906<text:s/></text:p>
          </table:table-cell>
          <table:table-cell office:value-type="float" office:value="218883454.59" table:style-name="ce20">
            <text:p>218.883.455<text:s/></text:p>
          </table:table-cell>
          <table:table-cell office:value-type="float" office:value="33612355515.93" table:style-name="ce20">
            <text:p>33.612.355.516<text:s/></text:p>
          </table:table-cell>
          <table:table-cell office:value-type="float" office:value="120024764.63000001" table:style-name="ce20">
            <text:p>120.024.765<text:s/></text:p>
          </table:table-cell>
          <table:table-cell office:value-type="float" office:value="79122101198.480011" table:style-name="ce21">
            <text:p>79.122.101.198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1174881.298303016" table:style-name="ce24">
            <text:p>51.174.881<text:s/></text:p>
          </table:table-cell>
          <table:table-cell office:value-type="float" office:value="134048589.90910788" table:style-name="ce24">
            <text:p>134.048.590<text:s/></text:p>
          </table:table-cell>
          <table:table-cell office:value-type="float" office:value="199101017.66370052" table:style-name="ce24">
            <text:p>199.101.018<text:s/></text:p>
          </table:table-cell>
          <table:table-cell office:value-type="float" office:value="26431909.73904876" table:style-name="ce24">
            <text:p>26.431.910<text:s/></text:p>
          </table:table-cell>
          <table:table-cell office:value-type="float" office:value="700095803.45557594" table:style-name="ce24">
            <text:p>700.095.803<text:s/></text:p>
          </table:table-cell>
          <table:table-cell office:value-type="float" office:value="554825989.99782634" table:style-name="ce24">
            <text:p>554.825.990<text:s/></text:p>
          </table:table-cell>
          <table:table-cell office:value-type="float" office:value="1520551747.707926" table:style-name="ce24">
            <text:p>1.520.551.748<text:s/></text:p>
          </table:table-cell>
          <table:table-cell office:value-type="float" office:value="446501237.67874944" table:style-name="ce24">
            <text:p>446.501.238<text:s/></text:p>
          </table:table-cell>
          <table:table-cell office:value-type="float" office:value="414445965.0157274" table:style-name="ce24">
            <text:p>414.445.965<text:s/></text:p>
          </table:table-cell>
          <table:table-cell office:value-type="float" office:value="189797965.71280813" table:style-name="ce24">
            <text:p>189.797.966<text:s/></text:p>
          </table:table-cell>
          <table:table-cell office:value-type="float" office:value="2129793422.0699763" table:style-name="ce24">
            <text:p>2.129.793.422<text:s/></text:p>
          </table:table-cell>
          <table:table-cell office:value-type="float" office:value="261199731.38737479" table:style-name="ce24">
            <text:p>261.199.731<text:s/></text:p>
          </table:table-cell>
          <table:table-cell office:value-type="float" office:value="319063362.21707851" table:style-name="ce24">
            <text:p>319.063.362<text:s/></text:p>
          </table:table-cell>
          <table:table-cell office:value-type="float" office:value="347979033.65587842" table:style-name="ce24">
            <text:p>347.979.034<text:s/></text:p>
          </table:table-cell>
          <table:table-cell office:value-type="float" office:value="193762159.76228642" table:style-name="ce24">
            <text:p>193.762.160<text:s/></text:p>
          </table:table-cell>
          <table:table-cell office:value-type="float" office:value="599799397.69732451" table:style-name="ce24">
            <text:p>599.799.398<text:s/></text:p>
          </table:table-cell>
          <table:table-cell office:value-type="float" office:value="134519398.92832038" table:style-name="ce24">
            <text:p>134.519.399<text:s/></text:p>
          </table:table-cell>
          <table:table-cell office:value-type="float" office:value="1785579493.9373341" table:style-name="ce24">
            <text:p>1.785.579.494<text:s/></text:p>
          </table:table-cell>
          <table:table-cell office:value-type="float" office:value="3642669898.6090174" table:style-name="ce24">
            <text:p>3.642.669.899<text:s/></text:p>
          </table:table-cell>
          <table:table-cell office:value-type="float" office:value="171384893.20839939" table:style-name="ce24">
            <text:p>171.384.893<text:s/></text:p>
          </table:table-cell>
          <table:table-cell office:value-type="float" office:value="89580719.215110183" table:style-name="ce24">
            <text:p>89.580.719<text:s/></text:p>
          </table:table-cell>
          <table:table-cell office:value-type="float" office:value="27080387.822400246" table:style-name="ce24">
            <text:p>27.080.388<text:s/></text:p>
          </table:table-cell>
          <table:table-cell office:value-type="float" office:value="2058182681.0749073" table:style-name="ce24">
            <text:p>2.058.182.681<text:s/></text:p>
          </table:table-cell>
          <table:table-cell office:value-type="float" office:value="1263625601.4285922" table:style-name="ce24">
            <text:p>1.263.625.601<text:s/></text:p>
          </table:table-cell>
          <table:table-cell office:value-type="float" office:value="132328838.44876099" table:style-name="ce24">
            <text:p>132.328.838<text:s/></text:p>
          </table:table-cell>
          <table:table-cell office:value-type="float" office:value="12903799078.405247" table:style-name="ce24">
            <text:p>12.903.799.078<text:s/></text:p>
          </table:table-cell>
          <table:table-cell office:value-type="float" office:value="59213972.883222327" table:style-name="ce24">
            <text:p>59.213.973<text:s/></text:p>
          </table:table-cell>
          <table:table-cell office:value-type="float" office:value="30356537178.93" table:style-name="ce25">
            <text:p>30.356.537.179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48152638.133565299" table:style-name="ce27">
            <text:p>48.152.638<text:s/></text:p>
          </table:table-cell>
          <table:table-cell office:value-type="float" office:value="125205901.16055042" table:style-name="ce27">
            <text:p>125.205.901<text:s/></text:p>
          </table:table-cell>
          <table:table-cell office:value-type="float" office:value="178561201.92474312" table:style-name="ce27">
            <text:p>178.561.202<text:s/></text:p>
          </table:table-cell>
          <table:table-cell office:value-type="float" office:value="25083192.468185872" table:style-name="ce27">
            <text:p>25.083.192<text:s/></text:p>
          </table:table-cell>
          <table:table-cell office:value-type="float" office:value="640060580.29877937" table:style-name="ce27">
            <text:p>640.060.580<text:s/></text:p>
          </table:table-cell>
          <table:table-cell office:value-type="float" office:value="498648690.81378543" table:style-name="ce27">
            <text:p>498.648.691<text:s/></text:p>
          </table:table-cell>
          <table:table-cell office:value-type="float" office:value="1387951902.7357469" table:style-name="ce27">
            <text:p>1.387.951.903<text:s/></text:p>
          </table:table-cell>
          <table:table-cell office:value-type="float" office:value="406728138.63327062" table:style-name="ce27">
            <text:p>406.728.139<text:s/></text:p>
          </table:table-cell>
          <table:table-cell office:value-type="float" office:value="380328913.07319468" table:style-name="ce27">
            <text:p>380.328.913<text:s/></text:p>
          </table:table-cell>
          <table:table-cell office:value-type="float" office:value="175416603.64606616" table:style-name="ce27">
            <text:p>175.416.604<text:s/></text:p>
          </table:table-cell>
          <table:table-cell office:value-type="float" office:value="1923863480.7500567" table:style-name="ce27">
            <text:p>1.923.863.481<text:s/></text:p>
          </table:table-cell>
          <table:table-cell office:value-type="float" office:value="239156653.17518654" table:style-name="ce27">
            <text:p>239.156.653<text:s/></text:p>
          </table:table-cell>
          <table:table-cell office:value-type="float" office:value="287390322.77879846" table:style-name="ce27">
            <text:p>287.390.323<text:s/></text:p>
          </table:table-cell>
          <table:table-cell office:value-type="float" office:value="319609054.62347966" table:style-name="ce27">
            <text:p>319.609.055<text:s/></text:p>
          </table:table-cell>
          <table:table-cell office:value-type="float" office:value="181080123.39899859" table:style-name="ce27">
            <text:p>181.080.123<text:s/></text:p>
          </table:table-cell>
          <table:table-cell office:value-type="float" office:value="538376799.66431534" table:style-name="ce27">
            <text:p>538.376.800<text:s/></text:p>
          </table:table-cell>
          <table:table-cell office:value-type="float" office:value="127179643.89868264" table:style-name="ce27">
            <text:p>127.179.644<text:s/></text:p>
          </table:table-cell>
          <table:table-cell office:value-type="float" office:value="1603500589.2325594" table:style-name="ce27">
            <text:p>1.603.500.589<text:s/></text:p>
          </table:table-cell>
          <table:table-cell office:value-type="float" office:value="3254660973.8595695" table:style-name="ce27">
            <text:p>3.254.660.974<text:s/></text:p>
          </table:table-cell>
          <table:table-cell office:value-type="float" office:value="157509723.92149001" table:style-name="ce27">
            <text:p>157.509.724<text:s/></text:p>
          </table:table-cell>
          <table:table-cell office:value-type="float" office:value="82698606.212464735" table:style-name="ce27">
            <text:p>82.698.606<text:s/></text:p>
          </table:table-cell>
          <table:table-cell office:value-type="float" office:value="25607441.755403962" table:style-name="ce27">
            <text:p>25.607.442<text:s/></text:p>
          </table:table-cell>
          <table:table-cell office:value-type="float" office:value="1856319114.8832519" table:style-name="ce27">
            <text:p>1.856.319.115<text:s/></text:p>
          </table:table-cell>
          <table:table-cell office:value-type="float" office:value="1135168873.346101" table:style-name="ce27">
            <text:p>1.135.168.873<text:s/></text:p>
          </table:table-cell>
          <table:table-cell office:value-type="float" office:value="122469779.56164695" table:style-name="ce27">
            <text:p>122.469.780<text:s/></text:p>
          </table:table-cell>
          <table:table-cell office:value-type="float" office:value="11370797036.117104" table:style-name="ce27">
            <text:p>11.370.797.036<text:s/></text:p>
          </table:table-cell>
          <table:table-cell office:value-type="float" office:value="54596938.083005287" table:style-name="ce27">
            <text:p>54.596.938<text:s/></text:p>
          </table:table-cell>
          <table:table-cell office:value-type="float" office:value="27146122918.150002" table:style-name="ce28">
            <text:p>27.146.122.918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3022243.1647377149" table:style-name="ce27">
            <text:p>3.022.243<text:s/></text:p>
          </table:table-cell>
          <table:table-cell office:value-type="float" office:value="8842688.7485574577" table:style-name="ce27">
            <text:p>8.842.689<text:s/></text:p>
          </table:table-cell>
          <table:table-cell office:value-type="float" office:value="20539815.738957416" table:style-name="ce27">
            <text:p>20.539.816<text:s/></text:p>
          </table:table-cell>
          <table:table-cell office:value-type="float" office:value="1348717.270862889" table:style-name="ce27">
            <text:p>1.348.717<text:s/></text:p>
          </table:table-cell>
          <table:table-cell office:value-type="float" office:value="60035223.156796604" table:style-name="ce27">
            <text:p>60.035.223<text:s/></text:p>
          </table:table-cell>
          <table:table-cell office:value-type="float" office:value="56177299.184040867" table:style-name="ce27">
            <text:p>56.177.299<text:s/></text:p>
          </table:table-cell>
          <table:table-cell office:value-type="float" office:value="132599844.97217928" table:style-name="ce27">
            <text:p>132.599.845<text:s/></text:p>
          </table:table-cell>
          <table:table-cell office:value-type="float" office:value="39773099.045478791" table:style-name="ce27">
            <text:p>39.773.099<text:s/></text:p>
          </table:table-cell>
          <table:table-cell office:value-type="float" office:value="34117051.942532711" table:style-name="ce27">
            <text:p>34.117.052<text:s/></text:p>
          </table:table-cell>
          <table:table-cell office:value-type="float" office:value="14381362.066741969" table:style-name="ce27">
            <text:p>14.381.362<text:s/></text:p>
          </table:table-cell>
          <table:table-cell office:value-type="float" office:value="205929941.3199195" table:style-name="ce27">
            <text:p>205.929.941<text:s/></text:p>
          </table:table-cell>
          <table:table-cell office:value-type="float" office:value="22043078.212188248" table:style-name="ce27">
            <text:p>22.043.078<text:s/></text:p>
          </table:table-cell>
          <table:table-cell office:value-type="float" office:value="31673039.438280024" table:style-name="ce27">
            <text:p>31.673.039<text:s/></text:p>
          </table:table-cell>
          <table:table-cell office:value-type="float" office:value="28369979.032398731" table:style-name="ce27">
            <text:p>28.369.979<text:s/></text:p>
          </table:table-cell>
          <table:table-cell office:value-type="float" office:value="12682036.363287834" table:style-name="ce27">
            <text:p>12.682.036<text:s/></text:p>
          </table:table-cell>
          <table:table-cell office:value-type="float" office:value="61422598.033009157" table:style-name="ce27">
            <text:p>61.422.598<text:s/></text:p>
          </table:table-cell>
          <table:table-cell office:value-type="float" office:value="7339755.0296377279" table:style-name="ce27">
            <text:p>7.339.755<text:s/></text:p>
          </table:table-cell>
          <table:table-cell office:value-type="float" office:value="182078904.70477459" table:style-name="ce27">
            <text:p>182.078.905<text:s/></text:p>
          </table:table-cell>
          <table:table-cell office:value-type="float" office:value="388008924.74944788" table:style-name="ce27">
            <text:p>388.008.925<text:s/></text:p>
          </table:table-cell>
          <table:table-cell office:value-type="float" office:value="13875169.28690936" table:style-name="ce27">
            <text:p>13.875.169<text:s/></text:p>
          </table:table-cell>
          <table:table-cell office:value-type="float" office:value="6882113.0026454488" table:style-name="ce27">
            <text:p>6.882.113<text:s/></text:p>
          </table:table-cell>
          <table:table-cell office:value-type="float" office:value="1472946.0669962824" table:style-name="ce27">
            <text:p>1.472.946<text:s/></text:p>
          </table:table-cell>
          <table:table-cell office:value-type="float" office:value="201863566.19165537" table:style-name="ce27">
            <text:p>201.863.566<text:s/></text:p>
          </table:table-cell>
          <table:table-cell office:value-type="float" office:value="128456728.08249119" table:style-name="ce27">
            <text:p>128.456.728<text:s/></text:p>
          </table:table-cell>
          <table:table-cell office:value-type="float" office:value="9859058.8871140294" table:style-name="ce27">
            <text:p>9.859.059<text:s/></text:p>
          </table:table-cell>
          <table:table-cell office:value-type="float" office:value="1533002042.2881427" table:style-name="ce27">
            <text:p>1.533.002.042<text:s/></text:p>
          </table:table-cell>
          <table:table-cell office:value-type="float" office:value="4617034.8002170427" table:style-name="ce27">
            <text:p>4.617.035<text:s/></text:p>
          </table:table-cell>
          <table:table-cell office:value-type="float" office:value="3210414260.7800012" table:style-name="ce28">
            <text:p>3.210.414.261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00233277.72830302" table:style-name="ce20">
            <text:p>100.233.278<text:s/></text:p>
          </table:table-cell>
          <table:table-cell office:value-type="float" office:value="363649558.40910786" table:style-name="ce20">
            <text:p>363.649.558<text:s/></text:p>
          </table:table-cell>
          <table:table-cell office:value-type="float" office:value="1072029516.6437006" table:style-name="ce20">
            <text:p>1.072.029.517<text:s/></text:p>
          </table:table-cell>
          <table:table-cell office:value-type="float" office:value="68914731.439048767" table:style-name="ce20">
            <text:p>68.914.731<text:s/></text:p>
          </table:table-cell>
          <table:table-cell office:value-type="float" office:value="2185176761.0955763" table:style-name="ce20">
            <text:p>2.185.176.761<text:s/></text:p>
          </table:table-cell>
          <table:table-cell office:value-type="float" office:value="1612683561.9578264" table:style-name="ce20">
            <text:p>1.612.683.562<text:s/></text:p>
          </table:table-cell>
          <table:table-cell office:value-type="float" office:value="10049062156.127926" table:style-name="ce20">
            <text:p>10.049.062.156<text:s/></text:p>
          </table:table-cell>
          <table:table-cell office:value-type="float" office:value="1601216686.3087497" table:style-name="ce20">
            <text:p>1.601.216.686<text:s/></text:p>
          </table:table-cell>
          <table:table-cell office:value-type="float" office:value="1336546460.1657274" table:style-name="ce20">
            <text:p>1.336.546.460<text:s/></text:p>
          </table:table-cell>
          <table:table-cell office:value-type="float" office:value="624150934.82280803" table:style-name="ce20">
            <text:p>624.150.935<text:s/></text:p>
          </table:table-cell>
          <table:table-cell office:value-type="float" office:value="6327906930.7599754" table:style-name="ce20">
            <text:p>6.327.906.931<text:s/></text:p>
          </table:table-cell>
          <table:table-cell office:value-type="float" office:value="684185328.58737481" table:style-name="ce20">
            <text:p>684.185.329<text:s/></text:p>
          </table:table-cell>
          <table:table-cell office:value-type="float" office:value="816313908.62707853" table:style-name="ce20">
            <text:p>816.313.909<text:s/></text:p>
          </table:table-cell>
          <table:table-cell office:value-type="float" office:value="883073677.38587832" table:style-name="ce20">
            <text:p>883.073.677<text:s/></text:p>
          </table:table-cell>
          <table:table-cell office:value-type="float" office:value="530214704.09228641" table:style-name="ce20">
            <text:p>530.214.704<text:s/></text:p>
          </table:table-cell>
          <table:table-cell office:value-type="float" office:value="1880518149.5773246" table:style-name="ce20">
            <text:p>1.880.518.150<text:s/></text:p>
          </table:table-cell>
          <table:table-cell office:value-type="float" office:value="339047638.17832041" table:style-name="ce20">
            <text:p>339.047.638<text:s/></text:p>
          </table:table-cell>
          <table:table-cell office:value-type="float" office:value="5833669146.477334" table:style-name="ce20">
            <text:p>5.833.669.146<text:s/></text:p>
          </table:table-cell>
          <table:table-cell office:value-type="float" office:value="15207052122.859016" table:style-name="ce20">
            <text:p>15.207.052.123<text:s/></text:p>
          </table:table-cell>
          <table:table-cell office:value-type="float" office:value="507822109.98839939" table:style-name="ce20">
            <text:p>507.822.110<text:s/></text:p>
          </table:table-cell>
          <table:table-cell office:value-type="float" office:value="289397920.60511017" table:style-name="ce20">
            <text:p>289.397.921<text:s/></text:p>
          </table:table-cell>
          <table:table-cell office:value-type="float" office:value="78227280.812400252" table:style-name="ce20">
            <text:p>78.227.281<text:s/></text:p>
          </table:table-cell>
          <table:table-cell office:value-type="float" office:value="6026945682.104907" table:style-name="ce20">
            <text:p>6.026.945.682<text:s/></text:p>
          </table:table-cell>
          <table:table-cell office:value-type="float" office:value="4013994507.7685924" table:style-name="ce20">
            <text:p>4.013.994.508<text:s/></text:p>
          </table:table-cell>
          <table:table-cell office:value-type="float" office:value="351212293.03876102" table:style-name="ce20">
            <text:p>351.212.293<text:s/></text:p>
          </table:table-cell>
          <table:table-cell office:value-type="float" office:value="46516154594.335251" table:style-name="ce20">
            <text:p>46.516.154.594<text:s/></text:p>
          </table:table-cell>
          <table:table-cell office:value-type="float" office:value="179238737.51322234" table:style-name="ce20">
            <text:p>179.238.738<text:s/></text:p>
          </table:table-cell>
          <table:table-cell office:value-type="float" office:value="109478638377.41" table:style-name="ce21">
            <text:p>109.478.638.377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624627.4543065161" table:style-name="ce14">
            <text:p>624.627<text:s/></text:p>
          </table:table-cell>
          <table:table-cell office:value-type="float" office:value="2924031.5529844146" table:style-name="ce14">
            <text:p>2.924.032<text:s/></text:p>
          </table:table-cell>
          <table:table-cell office:value-type="float" office:value="4446763.2635885468" table:style-name="ce14">
            <text:p>4.446.763<text:s/></text:p>
          </table:table-cell>
          <table:table-cell office:value-type="float" office:value="435209.44882512471" table:style-name="ce14">
            <text:p>435.209<text:s/></text:p>
          </table:table-cell>
          <table:table-cell office:value-type="float" office:value="15852455.667046536" table:style-name="ce14">
            <text:p>15.852.456<text:s/></text:p>
          </table:table-cell>
          <table:table-cell office:value-type="float" office:value="7729284.4767162697" table:style-name="ce14">
            <text:p>7.729.284<text:s/></text:p>
          </table:table-cell>
          <table:table-cell office:value-type="float" office:value="7346134.9454468712" table:style-name="ce14">
            <text:p>7.346.135<text:s/></text:p>
          </table:table-cell>
          <table:table-cell office:value-type="float" office:value="5888764.7577007096" table:style-name="ce14">
            <text:p>5.888.765<text:s/></text:p>
          </table:table-cell>
          <table:table-cell office:value-type="float" office:value="7554642.8244527793" table:style-name="ce14">
            <text:p>7.554.643<text:s/></text:p>
          </table:table-cell>
          <table:table-cell office:value-type="float" office:value="4906045.1022887547" table:style-name="ce14">
            <text:p>4.906.045<text:s/></text:p>
          </table:table-cell>
          <table:table-cell office:value-type="float" office:value="38310845.810928814" table:style-name="ce14">
            <text:p>38.310.846<text:s/></text:p>
          </table:table-cell>
          <table:table-cell office:value-type="float" office:value="3258544.0776276258" table:style-name="ce14">
            <text:p>3.258.544<text:s/></text:p>
          </table:table-cell>
          <table:table-cell office:value-type="float" office:value="7263116.6975752115" table:style-name="ce14">
            <text:p>7.263.117<text:s/></text:p>
          </table:table-cell>
          <table:table-cell office:value-type="float" office:value="7046475.4911861457" table:style-name="ce14">
            <text:p>7.046.475<text:s/></text:p>
          </table:table-cell>
          <table:table-cell office:value-type="float" office:value="4734328.8554483792" table:style-name="ce14">
            <text:p>4.734.329<text:s/></text:p>
          </table:table-cell>
          <table:table-cell office:value-type="float" office:value="31331331.86744266" table:style-name="ce14">
            <text:p>31.331.332<text:s/></text:p>
          </table:table-cell>
          <table:table-cell office:value-type="float" office:value="2767529.6479919977" table:style-name="ce14">
            <text:p>2.767.530<text:s/></text:p>
          </table:table-cell>
          <table:table-cell office:value-type="float" office:value="22960524.807789378" table:style-name="ce14">
            <text:p>22.960.525<text:s/></text:p>
          </table:table-cell>
          <table:table-cell office:value-type="float" office:value="1106960696.7213655" table:style-name="ce14">
            <text:p>1.106.960.697<text:s/></text:p>
          </table:table-cell>
          <table:table-cell office:value-type="float" office:value="2197992.7869341522" table:style-name="ce14">
            <text:p>2.197.993<text:s/></text:p>
          </table:table-cell>
          <table:table-cell office:value-type="float" office:value="3365440.1124805119" table:style-name="ce14">
            <text:p>3.365.440<text:s/></text:p>
          </table:table-cell>
          <table:table-cell office:value-type="float" office:value="363613.68743507337" table:style-name="ce14">
            <text:p>363.614<text:s/></text:p>
          </table:table-cell>
          <table:table-cell office:value-type="float" office:value="24378370.169662584" table:style-name="ce14">
            <text:p>24.378.370<text:s/></text:p>
          </table:table-cell>
          <table:table-cell office:value-type="float" office:value="13180139.267259764" table:style-name="ce14">
            <text:p>13.180.139<text:s/></text:p>
          </table:table-cell>
          <table:table-cell office:value-type="float" office:value="2701549.11246259" table:style-name="ce14">
            <text:p>2.701.549<text:s/></text:p>
          </table:table-cell>
          <table:table-cell office:value-type="float" office:value="86474231.530369148" table:style-name="ce14">
            <text:p>86.474.232<text:s/></text:p>
          </table:table-cell>
          <table:table-cell office:value-type="float" office:value="1580061.3826815765" table:style-name="ce14">
            <text:p>1.580.061<text:s/></text:p>
          </table:table-cell>
          <table:table-cell office:value-type="float" office:value="1416582751.5199983" table:style-name="ce15">
            <text:p>1.416.582.752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00857905.18260953" table:style-name="ce20">
            <text:p>100.857.905<text:s/></text:p>
          </table:table-cell>
          <table:table-cell office:value-type="float" office:value="366573589.96209228" table:style-name="ce20">
            <text:p>366.573.590<text:s/></text:p>
          </table:table-cell>
          <table:table-cell office:value-type="float" office:value="1076476279.907289" table:style-name="ce20">
            <text:p>1.076.476.280<text:s/></text:p>
          </table:table-cell>
          <table:table-cell office:value-type="float" office:value="69349940.887873888" table:style-name="ce20">
            <text:p>69.349.941<text:s/></text:p>
          </table:table-cell>
          <table:table-cell office:value-type="float" office:value="2201029216.7626228" table:style-name="ce20">
            <text:p>2.201.029.217<text:s/></text:p>
          </table:table-cell>
          <table:table-cell office:value-type="float" office:value="1620412846.4345427" table:style-name="ce20">
            <text:p>1.620.412.846<text:s/></text:p>
          </table:table-cell>
          <table:table-cell office:value-type="float" office:value="10056408291.073372" table:style-name="ce20">
            <text:p>10.056.408.291<text:s/></text:p>
          </table:table-cell>
          <table:table-cell office:value-type="float" office:value="1607105451.0664504" table:style-name="ce20">
            <text:p>1.607.105.451<text:s/></text:p>
          </table:table-cell>
          <table:table-cell office:value-type="float" office:value="1344101102.9901803" table:style-name="ce20">
            <text:p>1.344.101.103<text:s/></text:p>
          </table:table-cell>
          <table:table-cell office:value-type="float" office:value="629056979.92509675" table:style-name="ce20">
            <text:p>629.056.980<text:s/></text:p>
          </table:table-cell>
          <table:table-cell office:value-type="float" office:value="6366217776.5709038" table:style-name="ce20">
            <text:p>6.366.217.777<text:s/></text:p>
          </table:table-cell>
          <table:table-cell office:value-type="float" office:value="687443872.66500247" table:style-name="ce20">
            <text:p>687.443.873<text:s/></text:p>
          </table:table-cell>
          <table:table-cell office:value-type="float" office:value="823577025.32465374" table:style-name="ce20">
            <text:p>823.577.025<text:s/></text:p>
          </table:table-cell>
          <table:table-cell office:value-type="float" office:value="890120152.87706447" table:style-name="ce20">
            <text:p>890.120.153<text:s/></text:p>
          </table:table-cell>
          <table:table-cell office:value-type="float" office:value="534949032.94773477" table:style-name="ce20">
            <text:p>534.949.033<text:s/></text:p>
          </table:table-cell>
          <table:table-cell office:value-type="float" office:value="1911849481.4447672" table:style-name="ce20">
            <text:p>1.911.849.481<text:s/></text:p>
          </table:table-cell>
          <table:table-cell office:value-type="float" office:value="341815167.82631242" table:style-name="ce20">
            <text:p>341.815.168<text:s/></text:p>
          </table:table-cell>
          <table:table-cell office:value-type="float" office:value="5856629671.2851238" table:style-name="ce20">
            <text:p>5.856.629.671<text:s/></text:p>
          </table:table-cell>
          <table:table-cell office:value-type="float" office:value="16314012819.580381" table:style-name="ce20">
            <text:p>16.314.012.820<text:s/></text:p>
          </table:table-cell>
          <table:table-cell office:value-type="float" office:value="510020102.77533352" table:style-name="ce20">
            <text:p>510.020.103<text:s/></text:p>
          </table:table-cell>
          <table:table-cell office:value-type="float" office:value="292763360.71759069" table:style-name="ce20">
            <text:p>292.763.361<text:s/></text:p>
          </table:table-cell>
          <table:table-cell office:value-type="float" office:value="78590894.499835327" table:style-name="ce20">
            <text:p>78.590.894<text:s/></text:p>
          </table:table-cell>
          <table:table-cell office:value-type="float" office:value="6051324052.2745695" table:style-name="ce20">
            <text:p>6.051.324.052<text:s/></text:p>
          </table:table-cell>
          <table:table-cell office:value-type="float" office:value="4027174647.035852" table:style-name="ce20">
            <text:p>4.027.174.647<text:s/></text:p>
          </table:table-cell>
          <table:table-cell office:value-type="float" office:value="353913842.1512236" table:style-name="ce20">
            <text:p>353.913.842<text:s/></text:p>
          </table:table-cell>
          <table:table-cell office:value-type="float" office:value="46602628825.865623" table:style-name="ce20">
            <text:p>46.602.628.826<text:s/></text:p>
          </table:table-cell>
          <table:table-cell office:value-type="float" office:value="180818798.89590392" table:style-name="ce20">
            <text:p>180.818.799<text:s/></text:p>
          </table:table-cell>
          <table:table-cell office:value-type="float" office:value="110895221128.93001" table:style-name="ce21">
            <text:p>110.895.221.129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6-05-16T18:40:41Z</dc:date>
    <meta:print-date>2011-05-12T16:46:54Z</meta:print-date>
    <meta:editing-cycles>38</meta:editing-cycles>
    <meta:editing-duration>PT3960S</meta:editing-duration>
  </office:meta>
</office:document-meta>
</file>